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3" svg:font-family="'Times New Roman'" style:font-family-generic="roman"/>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150%" fo:text-align="justify" style:justify-single-word="false"/>
      <style:text-properties style:font-name="Times New Roman2" officeooo:rsid="0016f48d" officeooo:paragraph-rsid="0016f48d"/>
    </style:style>
    <style:style style:name="P3" style:family="paragraph" style:parent-style-name="Standard">
      <style:paragraph-properties fo:line-height="150%"/>
      <style:text-properties style:font-name="Times New Roman2" officeooo:rsid="0016f48d" officeooo:paragraph-rsid="00928d9c"/>
    </style:style>
    <style:style style:name="P4" style:family="paragraph" style:parent-style-name="Standard">
      <style:paragraph-properties fo:line-height="150%" fo:text-align="justify" style:justify-single-word="false"/>
      <style:text-properties style:font-name="Times New Roman2"/>
    </style:style>
    <style:style style:name="P5" style:family="paragraph" style:parent-style-name="Standard">
      <style:paragraph-properties fo:line-height="150%" fo:text-align="justify" style:justify-single-word="false"/>
      <style:text-properties style:font-name="Times New Roman2" officeooo:paragraph-rsid="002e50a6"/>
    </style:style>
    <style:style style:name="P6" style:family="paragraph" style:parent-style-name="Standard">
      <style:paragraph-properties fo:line-height="150%" fo:text-align="justify" style:justify-single-word="false"/>
      <style:text-properties style:font-name="Times New Roman2" officeooo:paragraph-rsid="0016f48d"/>
    </style:style>
    <style:style style:name="P7" style:family="paragraph" style:parent-style-name="Standard">
      <style:paragraph-properties fo:line-height="150%" fo:text-align="justify" style:justify-single-word="false"/>
      <style:text-properties style:font-name="Times New Roman2" officeooo:paragraph-rsid="00311bf5"/>
    </style:style>
    <style:style style:name="P8" style:family="paragraph" style:parent-style-name="Standard">
      <style:paragraph-properties fo:line-height="150%" fo:text-align="justify" style:justify-single-word="false"/>
      <style:text-properties style:font-name="Times New Roman2" officeooo:paragraph-rsid="00343d8a"/>
    </style:style>
    <style:style style:name="P9" style:family="paragraph" style:parent-style-name="Standard">
      <style:paragraph-properties fo:line-height="150%"/>
      <style:text-properties style:font-name="Times New Roman2" officeooo:paragraph-rsid="001c441c"/>
    </style:style>
    <style:style style:name="P10" style:family="paragraph" style:parent-style-name="Standard">
      <style:paragraph-properties fo:line-height="150%" fo:text-align="justify" style:justify-single-word="false"/>
      <style:text-properties style:font-name="Times New Roman2" fo:language="de" fo:country="DE" officeooo:rsid="002d5625" officeooo:paragraph-rsid="002e50a6"/>
    </style:style>
    <style:style style:name="P11" style:family="paragraph" style:parent-style-name="Standard">
      <style:paragraph-properties fo:line-height="150%" fo:text-align="justify" style:justify-single-word="false"/>
      <style:text-properties style:font-name="Times New Roman2" fo:language="de" fo:country="DE" officeooo:rsid="002e50a6" officeooo:paragraph-rsid="002e50a6"/>
    </style:style>
    <style:style style:name="P12" style:family="paragraph" style:parent-style-name="Standard">
      <style:paragraph-properties fo:line-height="150%"/>
      <style:text-properties style:font-name="Times New Roman2" fo:language="de" fo:country="DE" officeooo:rsid="004f2c1a" officeooo:paragraph-rsid="004f2c1a"/>
    </style:style>
    <style:style style:name="P13" style:family="paragraph" style:parent-style-name="Standard">
      <style:paragraph-properties fo:line-height="150%"/>
      <style:text-properties style:font-name="Times New Roman2" fo:language="de" fo:country="DE" officeooo:rsid="004f2c1a" officeooo:paragraph-rsid="009fdafd"/>
    </style:style>
    <style:style style:name="P14" style:family="paragraph" style:parent-style-name="Standard">
      <style:paragraph-properties fo:line-height="150%"/>
      <style:text-properties style:font-name="Times New Roman2" fo:language="de" fo:country="DE" officeooo:rsid="009b8159" officeooo:paragraph-rsid="009b8159"/>
    </style:style>
    <style:style style:name="P15" style:family="paragraph" style:parent-style-name="Standard">
      <style:paragraph-properties fo:line-height="150%" fo:text-align="justify" style:justify-single-word="false"/>
      <style:text-properties style:font-name="Times New Roman2" officeooo:rsid="001b0015" officeooo:paragraph-rsid="001b0015"/>
    </style:style>
    <style:style style:name="P16" style:family="paragraph" style:parent-style-name="Standard">
      <style:paragraph-properties fo:line-height="150%" fo:text-align="justify" style:justify-single-word="false"/>
      <style:text-properties style:font-name="Times New Roman2" officeooo:rsid="001c5df0" officeooo:paragraph-rsid="001c5df0"/>
    </style:style>
    <style:style style:name="P17" style:family="paragraph" style:parent-style-name="Standard">
      <style:paragraph-properties fo:line-height="150%" fo:text-align="justify" style:justify-single-word="false"/>
      <style:text-properties style:font-name="Times New Roman2" officeooo:rsid="00220a1a" officeooo:paragraph-rsid="00220a1a"/>
    </style:style>
    <style:style style:name="P18" style:family="paragraph" style:parent-style-name="Standard">
      <style:paragraph-properties fo:line-height="150%" fo:text-align="justify" style:justify-single-word="false"/>
      <style:text-properties style:font-name="Times New Roman2" officeooo:rsid="001d3913" officeooo:paragraph-rsid="001d3913"/>
    </style:style>
    <style:style style:name="P19" style:family="paragraph" style:parent-style-name="Standard">
      <style:paragraph-properties fo:line-height="150%" fo:text-align="justify" style:justify-single-word="false"/>
      <style:text-properties style:font-name="Times New Roman2" officeooo:rsid="001d3913" officeooo:paragraph-rsid="00b8b46d"/>
    </style:style>
    <style:style style:name="P20" style:family="paragraph" style:parent-style-name="Standard">
      <style:paragraph-properties fo:line-height="150%" fo:text-align="justify" style:justify-single-word="false"/>
      <style:text-properties style:font-name="Times New Roman2" officeooo:rsid="001e31e6" officeooo:paragraph-rsid="001e31e6"/>
    </style:style>
    <style:style style:name="P21" style:family="paragraph" style:parent-style-name="Standard">
      <style:paragraph-properties fo:line-height="150%" fo:text-align="justify" style:justify-single-word="false"/>
      <style:text-properties style:font-name="Times New Roman2" officeooo:rsid="001efa0d" officeooo:paragraph-rsid="001efa0d"/>
    </style:style>
    <style:style style:name="P22" style:family="paragraph" style:parent-style-name="Standard">
      <style:paragraph-properties fo:line-height="150%" fo:text-align="justify" style:justify-single-word="false"/>
      <style:text-properties style:font-name="Times New Roman2" officeooo:rsid="00343d8a" officeooo:paragraph-rsid="00343d8a"/>
    </style:style>
    <style:style style:name="P23" style:family="paragraph" style:parent-style-name="Standard">
      <style:paragraph-properties fo:line-height="150%" fo:text-align="justify" style:justify-single-word="false"/>
      <style:text-properties style:font-name="Times New Roman2" officeooo:rsid="003a6879" officeooo:paragraph-rsid="003a6879"/>
    </style:style>
    <style:style style:name="P24" style:family="paragraph" style:parent-style-name="Standard">
      <style:paragraph-properties fo:line-height="150%" fo:text-align="justify" style:justify-single-word="false"/>
      <style:text-properties style:font-name="Times New Roman2" officeooo:rsid="004398cb" officeooo:paragraph-rsid="004398cb"/>
    </style:style>
    <style:style style:name="P25" style:family="paragraph" style:parent-style-name="Standard">
      <style:paragraph-properties fo:line-height="150%" fo:text-align="justify" style:justify-single-word="false"/>
      <style:text-properties style:font-name="Times New Roman2" officeooo:rsid="0043adb6" officeooo:paragraph-rsid="0043adb6"/>
    </style:style>
    <style:style style:name="P26" style:family="paragraph" style:parent-style-name="Standard">
      <style:paragraph-properties fo:line-height="150%"/>
      <style:text-properties style:font-name="Times New Roman2" officeooo:rsid="0017508d" officeooo:paragraph-rsid="001c441c"/>
    </style:style>
    <style:style style:name="P27" style:family="paragraph" style:parent-style-name="Standard">
      <style:text-properties style:font-name="Times New Roman2" officeooo:rsid="0017508d" officeooo:paragraph-rsid="001c441c"/>
    </style:style>
    <style:style style:name="P28" style:family="paragraph" style:parent-style-name="Standard">
      <style:paragraph-properties fo:line-height="150%"/>
      <style:text-properties style:font-name="Times New Roman2" officeooo:rsid="0019a987" officeooo:paragraph-rsid="001c441c"/>
    </style:style>
    <style:style style:name="P29" style:family="paragraph" style:parent-style-name="Standard">
      <style:paragraph-properties fo:line-height="150%"/>
      <style:text-properties style:font-name="Times New Roman2" fo:language="en" fo:country="US" officeooo:rsid="0017a145" officeooo:paragraph-rsid="001c441c"/>
    </style:style>
    <style:style style:name="P30" style:family="paragraph" style:parent-style-name="Standard">
      <style:paragraph-properties fo:line-height="150%"/>
      <style:text-properties style:font-name="Times New Roman2" officeooo:rsid="0017a145" officeooo:paragraph-rsid="001c441c"/>
    </style:style>
    <style:style style:name="P31" style:family="paragraph" style:parent-style-name="Standard">
      <style:text-properties style:font-name="Times New Roman2" officeooo:paragraph-rsid="00bf98f3"/>
    </style:style>
    <style:style style:name="P32" style:family="paragraph" style:parent-style-name="Standard">
      <style:paragraph-properties fo:line-height="150%"/>
    </style:style>
    <style:style style:name="P33" style:family="paragraph" style:parent-style-name="Standard">
      <style:paragraph-properties fo:line-height="150%"/>
      <style:text-properties officeooo:paragraph-rsid="00471fca"/>
    </style:style>
    <style:style style:name="P34" style:family="paragraph" style:parent-style-name="Standard">
      <style:paragraph-properties fo:line-height="150%" fo:text-align="justify" style:justify-single-word="false"/>
    </style:style>
    <style:style style:name="P35" style:family="paragraph" style:parent-style-name="Standard">
      <loext:graphic-properties draw:fill="none"/>
      <style:paragraph-properties fo:line-height="150%" fo:text-align="justify" style:justify-single-word="false" fo:background-color="transparent"/>
      <style:text-properties officeooo:paragraph-rsid="005fcb91"/>
    </style:style>
    <style:style style:name="P36" style:family="paragraph" style:parent-style-name="Standard">
      <style:paragraph-properties fo:line-height="150%" fo:text-align="justify" style:justify-single-word="false"/>
      <style:text-properties officeooo:paragraph-rsid="007f99d7"/>
    </style:style>
    <style:style style:name="P37" style:family="paragraph" style:parent-style-name="Standard">
      <style:paragraph-properties fo:line-height="150%"/>
      <style:text-properties officeooo:paragraph-rsid="0061d0cd"/>
    </style:style>
    <style:style style:name="P38" style:family="paragraph" style:parent-style-name="Standard">
      <style:paragraph-properties fo:line-height="150%"/>
      <style:text-properties officeooo:paragraph-rsid="001c441c"/>
    </style:style>
    <style:style style:name="P39" style:family="paragraph" style:parent-style-name="Standard">
      <style:paragraph-properties fo:line-height="150%"/>
      <style:text-properties officeooo:paragraph-rsid="00928d9c"/>
    </style:style>
    <style:style style:name="P40" style:family="paragraph" style:parent-style-name="Standard">
      <style:paragraph-properties fo:line-height="150%"/>
      <style:text-properties officeooo:paragraph-rsid="004c5174"/>
    </style:style>
    <style:style style:name="P41" style:family="paragraph" style:parent-style-name="Standard">
      <style:paragraph-properties fo:line-height="150%" fo:text-align="justify" style:justify-single-word="false"/>
      <style:text-properties officeooo:rsid="005a3667" officeooo:paragraph-rsid="005a3667"/>
    </style:style>
    <style:style style:name="P42" style:family="paragraph" style:parent-style-name="Standard">
      <loext:graphic-properties draw:fill="none"/>
      <style:paragraph-properties fo:line-height="150%" fo:text-align="justify" style:justify-single-word="false" fo:background-color="transparent"/>
      <style:text-properties officeooo:rsid="005a3667" officeooo:paragraph-rsid="005a3667"/>
    </style:style>
    <style:style style:name="P43" style:family="paragraph" style:parent-style-name="Standard">
      <style:paragraph-properties fo:line-height="150%" fo:text-align="justify" style:justify-single-word="false"/>
      <style:text-properties style:use-window-font-color="true" style:font-name="Times New Roman2" officeooo:rsid="0019a987" officeooo:paragraph-rsid="0019a987"/>
    </style:style>
    <style:style style:name="P44" style:family="paragraph" style:parent-style-name="Standard">
      <style:paragraph-properties fo:line-height="150%" fo:text-align="justify" style:justify-single-word="false"/>
      <style:text-properties style:use-window-font-color="true" style:font-name="Times New Roman2" officeooo:rsid="00b47cd1" officeooo:paragraph-rsid="00b47cd1"/>
    </style:style>
    <style:style style:name="P45" style:family="paragraph" style:parent-style-name="Standard">
      <style:paragraph-properties fo:line-height="150%" fo:text-align="justify" style:justify-single-word="false"/>
      <style:text-properties officeooo:rsid="0068f6cd" officeooo:paragraph-rsid="0068f6cd"/>
    </style:style>
    <style:style style:name="P46" style:family="paragraph" style:parent-style-name="Standard">
      <style:paragraph-properties fo:line-height="150%" fo:text-align="justify" style:justify-single-word="false"/>
      <style:text-properties officeooo:rsid="00467c06" officeooo:paragraph-rsid="00471fca"/>
    </style:style>
    <style:style style:name="P47" style:family="paragraph" style:parent-style-name="Standard">
      <style:paragraph-properties fo:line-height="150%" fo:text-align="justify" style:justify-single-word="false"/>
      <style:text-properties officeooo:rsid="0050c95e" officeooo:paragraph-rsid="0050c95e"/>
    </style:style>
    <style:style style:name="P48" style:family="paragraph" style:parent-style-name="Standard">
      <loext:graphic-properties draw:fill="none"/>
      <style:paragraph-properties fo:line-height="150%" fo:text-align="justify" style:justify-single-word="false" fo:background-color="transparent"/>
      <style:text-properties officeooo:rsid="005fcb91" officeooo:paragraph-rsid="005fcb91"/>
    </style:style>
    <style:style style:name="P49" style:family="paragraph" style:parent-style-name="Standard">
      <style:paragraph-properties fo:line-height="150%" fo:text-align="justify" style:justify-single-word="false"/>
      <style:text-properties officeooo:rsid="0075bbf6" officeooo:paragraph-rsid="0075bbf6"/>
    </style:style>
    <style:style style:name="P50" style:family="paragraph" style:parent-style-name="Standard">
      <style:paragraph-properties fo:line-height="150%" fo:text-align="justify" style:justify-single-word="false"/>
      <style:text-properties officeooo:rsid="007d6441" officeooo:paragraph-rsid="007d6441"/>
    </style:style>
    <style:style style:name="P51" style:family="paragraph" style:parent-style-name="Standard">
      <style:paragraph-properties fo:line-height="150%" fo:text-align="justify" style:justify-single-word="false"/>
      <style:text-properties fo:font-weight="normal" officeooo:rsid="007f99d7" officeooo:paragraph-rsid="007f99d7" style:font-weight-asian="normal" style:font-weight-complex="normal"/>
    </style:style>
    <style:style style:name="P52" style:family="paragraph" style:parent-style-name="Standard">
      <style:paragraph-properties fo:line-height="150%" fo:text-align="justify" style:justify-single-word="false"/>
      <style:text-properties fo:font-weight="normal" officeooo:rsid="0082e4cb" officeooo:paragraph-rsid="0082e4cb" style:font-weight-asian="normal" style:font-weight-complex="normal"/>
    </style:style>
    <style:style style:name="P53" style:family="paragraph" style:parent-style-name="Standard">
      <style:paragraph-properties fo:line-height="150%" fo:text-align="justify" style:justify-single-word="false"/>
      <style:text-properties fo:font-weight="normal" officeooo:rsid="008faaa2" officeooo:paragraph-rsid="008faaa2" style:font-weight-asian="normal" style:font-weight-complex="normal"/>
    </style:style>
    <style:style style:name="P54" style:family="paragraph" style:parent-style-name="Standard">
      <style:paragraph-properties fo:line-height="150%" fo:text-align="justify" style:justify-single-word="false"/>
      <style:text-properties fo:font-weight="normal" officeooo:rsid="0093a133" officeooo:paragraph-rsid="008faaa2" style:font-weight-asian="normal" style:font-weight-complex="normal"/>
    </style:style>
    <style:style style:name="P55" style:family="paragraph" style:parent-style-name="Standard">
      <style:paragraph-properties fo:line-height="150%" fo:text-align="justify" style:justify-single-word="false"/>
      <style:text-properties fo:font-weight="normal" officeooo:rsid="0095288e" officeooo:paragraph-rsid="0093a133" style:font-weight-asian="normal" style:font-weight-complex="normal"/>
    </style:style>
    <style:style style:name="P56" style:family="paragraph" style:parent-style-name="Standard">
      <style:paragraph-properties fo:line-height="150%" fo:text-align="justify" style:justify-single-word="false"/>
      <style:text-properties fo:font-weight="normal" officeooo:rsid="009a5daf" officeooo:paragraph-rsid="00958ea1" style:font-weight-asian="normal" style:font-weight-complex="normal"/>
    </style:style>
    <style:style style:name="P57" style:family="paragraph" style:parent-style-name="Standard">
      <style:paragraph-properties fo:line-height="150%" fo:text-align="justify" style:justify-single-word="false"/>
      <style:text-properties fo:font-weight="normal" officeooo:rsid="009ed887" officeooo:paragraph-rsid="009ed887" style:font-weight-asian="normal" style:font-weight-complex="normal"/>
    </style:style>
    <style:style style:name="P58" style:family="paragraph" style:parent-style-name="Standard">
      <style:paragraph-properties fo:line-height="150%" fo:text-align="justify" style:justify-single-word="false"/>
      <style:text-properties officeooo:rsid="00851ae1" officeooo:paragraph-rsid="00851ae1"/>
    </style:style>
    <style:style style:name="P59" style:family="paragraph" style:parent-style-name="Standard">
      <style:paragraph-properties fo:line-height="150%" fo:text-align="justify" style:justify-single-word="false"/>
      <style:text-properties officeooo:rsid="00871d97" officeooo:paragraph-rsid="00889b6e"/>
    </style:style>
    <style:style style:name="P60" style:family="paragraph" style:parent-style-name="Standard">
      <style:paragraph-properties fo:line-height="150%" fo:text-align="justify" style:justify-single-word="false"/>
      <style:text-properties officeooo:rsid="00889b6e" officeooo:paragraph-rsid="00889b6e"/>
    </style:style>
    <style:style style:name="P61" style:family="paragraph" style:parent-style-name="Standard">
      <style:paragraph-properties fo:line-height="150%" fo:text-align="justify" style:justify-single-word="false"/>
      <style:text-properties fo:font-weight="bold" officeooo:rsid="008faaa2" officeooo:paragraph-rsid="008faaa2" style:font-weight-asian="bold" style:font-weight-complex="bold"/>
    </style:style>
    <style:style style:name="P62" style:family="paragraph" style:parent-style-name="Standard">
      <style:paragraph-properties fo:line-height="150%" fo:text-align="justify" style:justify-single-word="false"/>
      <style:text-properties fo:font-weight="bold" officeooo:rsid="0093a133" officeooo:paragraph-rsid="0093a133" style:font-weight-asian="bold" style:font-weight-complex="bold"/>
    </style:style>
    <style:style style:name="P63" style:family="paragraph" style:parent-style-name="Standard">
      <style:paragraph-properties fo:line-height="150%" fo:text-align="justify" style:justify-single-word="false"/>
      <style:text-properties fo:font-weight="bold" officeooo:rsid="00958ea1" officeooo:paragraph-rsid="00958ea1" style:font-weight-asian="bold" style:font-weight-complex="bold"/>
    </style:style>
    <style:style style:name="P64" style:family="paragraph" style:parent-style-name="Standard">
      <style:paragraph-properties fo:line-height="150%" fo:text-align="justify" style:justify-single-word="false"/>
      <style:text-properties officeooo:rsid="00aa6eb2" officeooo:paragraph-rsid="00aa6eb2"/>
    </style:style>
    <style:style style:name="P65" style:family="paragraph" style:parent-style-name="Standard">
      <style:paragraph-properties fo:line-height="150%" fo:text-align="justify" style:justify-single-word="false"/>
      <style:text-properties fo:font-style="normal" officeooo:rsid="00aa6eb2" officeooo:paragraph-rsid="00aa6eb2" style:font-style-asian="normal" style:font-style-complex="normal"/>
    </style:style>
    <style:style style:name="P66" style:family="paragraph" style:parent-style-name="Standard">
      <style:paragraph-properties fo:line-height="150%" fo:text-align="justify" style:justify-single-word="false"/>
      <style:text-properties officeooo:rsid="00a4b799" officeooo:paragraph-rsid="00aa6eb2"/>
    </style:style>
    <style:style style:name="P67" style:family="paragraph" style:parent-style-name="Standard">
      <style:paragraph-properties fo:line-height="150%" fo:text-align="justify" style:justify-single-word="false"/>
      <style:text-properties officeooo:rsid="00a4b799" officeooo:paragraph-rsid="00a4b799"/>
    </style:style>
    <style:style style:name="P68" style:family="paragraph" style:parent-style-name="Standard">
      <style:paragraph-properties fo:line-height="150%" fo:text-align="justify" style:justify-single-word="false"/>
      <style:text-properties officeooo:rsid="00ac9066" officeooo:paragraph-rsid="00ac9066"/>
    </style:style>
    <style:style style:name="P69" style:family="paragraph" style:parent-style-name="Text_20_body">
      <style:text-properties style:font-name="Times New Roman2"/>
    </style:style>
    <style:style style:name="P70" style:family="paragraph" style:parent-style-name="Text_20_body">
      <style:text-properties style:font-name="Times New Roman2" officeooo:paragraph-rsid="001c441c"/>
    </style:style>
    <style:style style:name="P71" style:family="paragraph" style:parent-style-name="Text_20_body">
      <style:text-properties style:font-name="Times New Roman2" officeooo:rsid="0016f48d" officeooo:paragraph-rsid="001c441c"/>
    </style:style>
    <style:style style:name="P72" style:family="paragraph" style:parent-style-name="Text_20_body">
      <style:paragraph-properties fo:line-height="150%"/>
      <style:text-properties officeooo:rsid="00889b6e" officeooo:paragraph-rsid="00889b6e"/>
    </style:style>
    <style:style style:name="P73" style:family="paragraph" style:parent-style-name="Text_20_body">
      <style:paragraph-properties fo:line-height="150%"/>
      <style:text-properties officeooo:rsid="00917d86" officeooo:paragraph-rsid="00917d86"/>
    </style:style>
    <style:style style:name="P74" style:family="paragraph" style:parent-style-name="Text_20_body">
      <style:paragraph-properties fo:line-height="150%"/>
      <style:text-properties officeooo:rsid="00808326" officeooo:paragraph-rsid="00808326"/>
    </style:style>
    <style:style style:name="P75" style:family="paragraph" style:parent-style-name="Text_20_body">
      <style:paragraph-properties fo:line-height="150%"/>
      <style:text-properties officeooo:rsid="007637b8" officeooo:paragraph-rsid="007637b8"/>
    </style:style>
    <style:style style:name="P76" style:family="paragraph" style:parent-style-name="Text_20_body">
      <style:paragraph-properties fo:line-height="150%"/>
      <style:text-properties officeooo:rsid="005a3667" officeooo:paragraph-rsid="005a3667"/>
    </style:style>
    <style:style style:name="P77" style:family="paragraph" style:parent-style-name="Text_20_body">
      <style:paragraph-properties fo:line-height="150%"/>
      <style:text-properties officeooo:rsid="00550731" officeooo:paragraph-rsid="00550731"/>
    </style:style>
    <style:style style:name="P78" style:family="paragraph" style:parent-style-name="Text_20_body">
      <style:paragraph-properties fo:line-height="150%"/>
      <style:text-properties officeooo:rsid="00511290" officeooo:paragraph-rsid="00530851"/>
    </style:style>
    <style:style style:name="P79" style:family="paragraph" style:parent-style-name="Text_20_body">
      <style:paragraph-properties fo:line-height="150%"/>
      <style:text-properties officeooo:rsid="00511290" officeooo:paragraph-rsid="00511290"/>
    </style:style>
    <style:style style:name="P80" style:family="paragraph" style:parent-style-name="Text_20_body">
      <style:paragraph-properties fo:line-height="150%"/>
    </style:style>
    <style:style style:name="P81" style:family="paragraph" style:parent-style-name="Text_20_body">
      <style:paragraph-properties fo:line-height="150%"/>
      <style:text-properties officeooo:rsid="00928d9c" officeooo:paragraph-rsid="00928d9c"/>
    </style:style>
    <style:style style:name="P82" style:family="paragraph" style:parent-style-name="Text_20_body">
      <style:paragraph-properties fo:line-height="150%"/>
      <style:text-properties officeooo:rsid="00ade6cf" officeooo:paragraph-rsid="00ade6cf"/>
    </style:style>
    <style:style style:name="P83" style:family="paragraph" style:parent-style-name="Footnote">
      <style:text-properties fo:language="en" fo:country="US" officeooo:rsid="00367eae" officeooo:paragraph-rsid="00367eae"/>
    </style:style>
    <style:style style:name="P84" style:family="paragraph" style:parent-style-name="Footnote">
      <style:text-properties fo:language="en" fo:country="US" officeooo:rsid="003716c5" officeooo:paragraph-rsid="003716c5"/>
    </style:style>
    <style:style style:name="P85" style:family="paragraph" style:parent-style-name="Footnote">
      <style:text-properties officeooo:rsid="0057aba5" officeooo:paragraph-rsid="0057aba5"/>
    </style:style>
    <style:style style:name="P86" style:family="paragraph" style:parent-style-name="Footnote">
      <style:text-properties officeooo:rsid="007637b8" officeooo:paragraph-rsid="007637b8"/>
    </style:style>
    <style:style style:name="P87" style:family="paragraph" style:parent-style-name="Footnote">
      <style:text-properties officeooo:rsid="008b2a77" officeooo:paragraph-rsid="008b2a77"/>
    </style:style>
    <style:style style:name="P88" style:family="paragraph" style:parent-style-name="Footnote">
      <style:text-properties officeooo:rsid="00928d9c" officeooo:paragraph-rsid="00928d9c"/>
    </style:style>
    <style:style style:name="P89" style:family="paragraph" style:parent-style-name="Footnote">
      <style:text-properties officeooo:rsid="00aad0a7" officeooo:paragraph-rsid="00aad0a7"/>
    </style:style>
    <style:style style:name="P90" style:family="paragraph" style:parent-style-name="Footnote">
      <style:text-properties officeooo:rsid="00917d86" officeooo:paragraph-rsid="00afd931"/>
    </style:style>
    <style:style style:name="P91" style:family="paragraph" style:parent-style-name="Footnote">
      <style:text-properties officeooo:rsid="0082149b" officeooo:paragraph-rsid="00afd931"/>
    </style:style>
    <style:style style:name="P92" style:family="paragraph" style:parent-style-name="Footnote">
      <style:text-properties officeooo:rsid="005a3667" officeooo:paragraph-rsid="00afd931"/>
    </style:style>
    <style:style style:name="P93" style:family="paragraph" style:parent-style-name="Heading_20_1">
      <style:paragraph-properties fo:line-height="150%" fo:text-align="justify" style:justify-single-word="false"/>
      <style:text-properties style:font-name="Times New Roman2" fo:font-size="16pt" officeooo:rsid="0019a987" officeooo:paragraph-rsid="0019a987" style:font-size-asian="16pt" style:font-size-complex="16pt"/>
    </style:style>
    <style:style style:name="P94" style:family="paragraph" style:parent-style-name="Heading_20_1">
      <style:paragraph-properties fo:line-height="150%" fo:text-align="justify" style:justify-single-word="false"/>
      <style:text-properties style:font-name="Times New Roman2" fo:font-size="16pt" officeooo:rsid="00180ac8" officeooo:paragraph-rsid="00180ac8" style:font-size-asian="14pt" style:font-size-complex="16pt"/>
    </style:style>
    <style:style style:name="P95" style:family="paragraph" style:parent-style-name="Heading_20_1">
      <style:paragraph-properties fo:line-height="150%" fo:text-align="justify" style:justify-single-word="false"/>
      <style:text-properties style:font-name="Times New Roman2" fo:font-size="16pt" officeooo:rsid="001c5df0" officeooo:paragraph-rsid="001c5df0" style:font-size-asian="14pt" style:font-size-complex="16pt"/>
    </style:style>
    <style:style style:name="P96" style:family="paragraph" style:parent-style-name="Heading_20_1">
      <style:paragraph-properties fo:line-height="150%" fo:text-align="justify" style:justify-single-word="false"/>
      <style:text-properties officeooo:rsid="0044bb3b" officeooo:paragraph-rsid="0044bb3b"/>
    </style:style>
    <style:style style:name="P97" style:family="paragraph" style:parent-style-name="Heading_20_1">
      <style:paragraph-properties fo:line-height="150%"/>
    </style:style>
    <style:style style:name="P98" style:family="paragraph" style:parent-style-name="Heading_20_1">
      <style:paragraph-properties fo:line-height="150%" fo:text-align="justify" style:justify-single-word="false"/>
      <style:text-properties officeooo:rsid="009ba4c6" officeooo:paragraph-rsid="009ba4c6"/>
    </style:style>
    <style:style style:name="P99" style:family="paragraph" style:parent-style-name="Heading_20_1">
      <style:paragraph-properties fo:line-height="150%" fo:break-before="page"/>
      <style:text-properties officeooo:rsid="00471fca" officeooo:paragraph-rsid="00471fca"/>
    </style:style>
    <style:style style:name="P100" style:family="paragraph" style:parent-style-name="Heading_20_2">
      <style:paragraph-properties fo:line-height="150%" fo:text-align="justify" style:justify-single-word="false"/>
      <style:text-properties style:font-name="Times New Roman2" fo:font-size="14pt" officeooo:rsid="001c5df0" officeooo:paragraph-rsid="001c5df0" style:font-size-asian="12.25pt" style:font-size-complex="14pt"/>
    </style:style>
    <style:style style:name="P101" style:family="paragraph" style:parent-style-name="Heading_20_2">
      <style:paragraph-properties fo:line-height="150%" fo:text-align="justify" style:justify-single-word="false"/>
      <style:text-properties style:font-name="Times New Roman2" fo:font-size="14pt" officeooo:rsid="00254b31" officeooo:paragraph-rsid="00254b31" style:font-size-asian="12.25pt" style:font-size-complex="14pt"/>
    </style:style>
    <style:style style:name="P102" style:family="paragraph" style:parent-style-name="Heading_20_2">
      <style:paragraph-properties fo:line-height="150%" fo:text-align="justify" style:justify-single-word="false"/>
      <style:text-properties style:font-name="Times New Roman2" fo:font-size="14pt" officeooo:rsid="00343d8a" officeooo:paragraph-rsid="00343d8a" style:font-size-asian="12.25pt" style:font-size-complex="14pt"/>
    </style:style>
    <style:style style:name="P103" style:family="paragraph" style:parent-style-name="Heading_20_2">
      <style:paragraph-properties fo:line-height="150%" fo:text-align="justify" style:justify-single-word="false"/>
      <style:text-properties officeooo:rsid="004963a0" officeooo:paragraph-rsid="004963a0"/>
    </style:style>
    <style:style style:name="P104" style:family="paragraph" style:parent-style-name="Heading_20_2">
      <style:paragraph-properties fo:line-height="150%" fo:text-align="justify" style:justify-single-word="false"/>
      <style:text-properties officeooo:rsid="004f2c1a" officeooo:paragraph-rsid="004f2c1a"/>
    </style:style>
    <style:style style:name="P105" style:family="paragraph" style:parent-style-name="Heading_20_2">
      <style:paragraph-properties fo:line-height="150%" fo:text-align="justify" style:justify-single-word="false"/>
      <style:text-properties officeooo:rsid="009fdafd" officeooo:paragraph-rsid="009fdafd"/>
    </style:style>
    <style:style style:name="P106" style:family="paragraph" style:parent-style-name="Heading_20_2">
      <style:paragraph-properties fo:line-height="150%" fo:text-align="justify" style:justify-single-word="false"/>
      <style:text-properties officeooo:rsid="00a67ad4" officeooo:paragraph-rsid="00a67ad4"/>
    </style:style>
    <style:style style:name="P107" style:family="paragraph" style:parent-style-name="Heading_20_3">
      <style:paragraph-properties fo:line-height="150%" fo:text-align="justify" style:justify-single-word="false"/>
      <style:text-properties style:font-name="Times New Roman2"/>
    </style:style>
    <style:style style:name="P108" style:family="paragraph" style:parent-style-name="Standard" style:list-style-name="L1">
      <style:paragraph-properties fo:line-height="150%" fo:text-align="justify" style:justify-single-word="false"/>
      <style:text-properties officeooo:rsid="006a2d2f" officeooo:paragraph-rsid="006a2d2f"/>
    </style:style>
    <style:style style:name="P109" style:family="paragraph" style:parent-style-name="Standard" style:list-style-name="L1">
      <style:paragraph-properties fo:line-height="150%" fo:text-align="justify" style:justify-single-word="false"/>
      <style:text-properties style:font-name="Times New Roman2" officeooo:rsid="006a2d2f" officeooo:paragraph-rsid="006a2d2f"/>
    </style:style>
    <style:style style:name="P110" style:family="paragraph" style:parent-style-name="Standard" style:list-style-name="L1">
      <style:paragraph-properties fo:line-height="150%" fo:text-align="justify" style:justify-single-word="false"/>
      <style:text-properties style:font-name="Times New Roman2" officeooo:rsid="006af8c7" officeooo:paragraph-rsid="006af8c7"/>
    </style:style>
    <style:style style:name="P111" style:family="paragraph" style:parent-style-name="Standard" style:list-style-name="L2">
      <loext:graphic-properties draw:fill="none"/>
      <style:paragraph-properties fo:line-height="150%" fo:text-align="justify" style:justify-single-word="false" fo:background-color="transparent"/>
      <style:text-properties officeooo:paragraph-rsid="005a3667"/>
    </style:style>
    <style:style style:name="P112" style:family="paragraph" style:parent-style-name="Standard" style:list-style-name="L2">
      <loext:graphic-properties draw:fill="none"/>
      <style:paragraph-properties fo:line-height="150%" fo:text-align="justify" style:justify-single-word="false" fo:background-color="transparent"/>
      <style:text-properties officeooo:rsid="005a3667" officeooo:paragraph-rsid="005a3667"/>
    </style:style>
    <style:style style:name="P113" style:family="paragraph" style:parent-style-name="Standard" style:list-style-name="L2" style:master-page-name="">
      <loext:graphic-properties draw:fill="none"/>
      <style:paragraph-properties fo:line-height="150%" fo:text-align="justify" style:justify-single-word="false" style:page-number="auto" fo:background-color="transparent"/>
      <style:text-properties officeooo:rsid="005a3667" officeooo:paragraph-rsid="005a3667"/>
    </style:style>
    <style:style style:name="P114" style:family="paragraph" style:parent-style-name="Contents_20_Heading" style:master-page-name="Index">
      <style:paragraph-properties style:page-number="auto" fo:break-before="page"/>
      <style:text-properties style:font-name="Times New Roman2" fo:font-size="16pt" officeooo:rsid="0016f48d" style:font-size-asian="16pt" style:font-size-complex="16pt"/>
    </style:style>
    <style:style style:name="P115" style:family="paragraph" style:parent-style-name="Heading_20_1" style:master-page-name="First_20_Page">
      <style:paragraph-properties style:page-number="auto" fo:break-before="page"/>
      <style:text-properties style:font-name="Times New Roman2" fo:font-size="16pt" officeooo:paragraph-rsid="001c441c" style:font-size-asian="16pt" style:font-size-complex="16pt"/>
    </style:style>
    <style:style style:name="P116" style:family="paragraph" style:parent-style-name="Heading_20_1" style:master-page-name="Standard">
      <style:paragraph-properties fo:line-height="150%" fo:text-align="justify" style:justify-single-word="false" style:page-number="1" fo:break-before="page"/>
      <style:text-properties style:font-name="Times New Roman2" officeooo:rsid="0016f48d" officeooo:paragraph-rsid="0016f48d"/>
    </style:style>
    <style:style style:name="P1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6f48d"/>
    </style:style>
    <style:style style:name="T2" style:family="text">
      <style:text-properties fo:font-style="italic" style:font-style-asian="italic" style:font-style-complex="italic"/>
    </style:style>
    <style:style style:name="T3" style:family="text">
      <style:text-properties fo:font-style="italic" officeooo:rsid="0016f48d" style:font-style-asian="italic" style:font-style-complex="italic"/>
    </style:style>
    <style:style style:name="T4" style:family="text">
      <style:text-properties fo:font-style="italic" officeooo:rsid="003f1916" style:font-style-asian="italic" style:font-style-complex="italic"/>
    </style:style>
    <style:style style:name="T5" style:family="text">
      <style:text-properties fo:font-style="italic" officeooo:rsid="007637b8" style:font-style-asian="italic" style:font-style-complex="italic"/>
    </style:style>
    <style:style style:name="T6" style:family="text">
      <style:text-properties fo:font-style="italic" officeooo:rsid="00afd931" style:font-style-asian="italic" style:font-style-complex="italic"/>
    </style:style>
    <style:style style:name="T7" style:family="text">
      <style:text-properties fo:font-style="italic" style:text-underline-style="none" officeooo:rsid="0079b37c" style:font-style-asian="italic" style:font-style-complex="italic"/>
    </style:style>
    <style:style style:name="T8" style:family="text">
      <style:text-properties fo:font-style="italic" fo:font-weight="normal" officeooo:rsid="007f99d7" style:font-style-asian="italic" style:font-weight-asian="normal" style:font-style-complex="italic" style:font-weight-complex="normal"/>
    </style:style>
    <style:style style:name="T9" style:family="text">
      <style:text-properties fo:font-style="italic" fo:font-weight="normal" officeooo:rsid="00928d9c" style:font-style-asian="italic" style:font-weight-asian="normal" style:font-style-complex="italic" style:font-weight-complex="normal"/>
    </style:style>
    <style:style style:name="T10" style:family="text">
      <style:text-properties style:font-name="Times New Roman2"/>
    </style:style>
    <style:style style:name="T11" style:family="text">
      <style:text-properties style:font-name="Times New Roman2" fo:language="de" fo:country="DE"/>
    </style:style>
    <style:style style:name="T12" style:family="text">
      <style:text-properties style:font-name="Times New Roman2" fo:language="de" fo:country="DE" fo:font-style="normal" style:font-style-asian="normal" style:font-style-complex="normal"/>
    </style:style>
    <style:style style:name="T13" style:family="text">
      <style:text-properties style:font-name="Times New Roman2" fo:language="de" fo:country="DE" fo:font-style="normal" officeooo:rsid="00530851" style:font-style-asian="normal" style:font-style-complex="normal"/>
    </style:style>
    <style:style style:name="T14" style:family="text">
      <style:text-properties style:font-name="Times New Roman2" fo:language="de" fo:country="DE" fo:font-style="normal" officeooo:rsid="00591be6" style:font-style-asian="normal" style:font-style-complex="normal"/>
    </style:style>
    <style:style style:name="T15" style:family="text">
      <style:text-properties style:font-name="Times New Roman2" fo:language="de" fo:country="DE" fo:font-style="normal" fo:font-weight="normal" officeooo:rsid="0017a145" style:font-style-asian="normal" style:font-weight-asian="normal" style:font-style-complex="normal" style:font-weight-complex="normal"/>
    </style:style>
    <style:style style:name="T16" style:family="text">
      <style:text-properties style:font-name="Times New Roman2" fo:language="de" fo:country="DE" fo:font-style="italic" style:font-style-asian="italic" style:font-style-complex="italic"/>
    </style:style>
    <style:style style:name="T17" style:family="text">
      <style:text-properties style:font-name="Times New Roman2" fo:language="de" fo:country="DE" officeooo:rsid="0019a987"/>
    </style:style>
    <style:style style:name="T18" style:family="text">
      <style:text-properties style:font-name="Times New Roman2" fo:language="de" fo:country="DE" officeooo:rsid="0017a145"/>
    </style:style>
    <style:style style:name="T19" style:family="text">
      <style:text-properties style:font-name="Times New Roman2" fo:language="de" fo:country="DE" officeooo:rsid="005cc883"/>
    </style:style>
    <style:style style:name="T20" style:family="text">
      <style:text-properties style:font-name="Times New Roman2" fo:language="de" fo:country="DE" officeooo:rsid="004f2c1a"/>
    </style:style>
    <style:style style:name="T21" style:family="text">
      <style:text-properties style:font-name="Times New Roman2" fo:language="de" fo:country="DE" officeooo:rsid="0093a133"/>
    </style:style>
    <style:style style:name="T22" style:family="text">
      <style:text-properties style:font-name="Times New Roman2" fo:language="de" fo:country="DE" officeooo:rsid="004c5174"/>
    </style:style>
    <style:style style:name="T23" style:family="text">
      <style:text-properties style:font-name="Times New Roman2" officeooo:rsid="00367eae"/>
    </style:style>
    <style:style style:name="T24" style:family="text">
      <style:text-properties style:font-name="Times New Roman2" officeooo:rsid="005cc883"/>
    </style:style>
    <style:style style:name="T25" style:family="text">
      <style:text-properties style:font-name="Times New Roman2" officeooo:rsid="00699479"/>
    </style:style>
    <style:style style:name="T26" style:family="text">
      <style:text-properties style:font-name="Times New Roman2" fo:language="en" fo:country="US"/>
    </style:style>
    <style:style style:name="T27" style:family="text">
      <style:text-properties style:font-name="Times New Roman2" fo:language="en" fo:country="US" officeooo:rsid="00550731"/>
    </style:style>
    <style:style style:name="T28" style:family="text">
      <style:text-properties style:font-name="Times New Roman2" fo:language="en" fo:country="US" fo:font-style="italic" style:font-style-asian="italic" style:font-style-complex="italic"/>
    </style:style>
    <style:style style:name="T29" style:family="text">
      <style:text-properties style:font-name="Times New Roman2" fo:language="en" fo:country="US" fo:font-style="normal" style:font-style-asian="normal" style:font-style-complex="normal"/>
    </style:style>
    <style:style style:name="T30" style:family="text">
      <style:text-properties style:font-name="Times New Roman2" fo:language="en" fo:country="US" fo:font-style="normal" officeooo:rsid="00550731" style:font-style-asian="normal" style:font-style-complex="normal"/>
    </style:style>
    <style:style style:name="T31" style:family="text">
      <style:text-properties style:font-name="Times New Roman2" fo:language="en" fo:country="US" fo:font-style="normal" officeooo:rsid="00530851" style:font-style-asian="normal" style:font-style-complex="normal"/>
    </style:style>
    <style:style style:name="T32" style:family="text">
      <style:text-properties style:font-name="Times New Roman2" officeooo:rsid="00550731"/>
    </style:style>
    <style:style style:name="T33" style:family="text">
      <style:text-properties style:font-name="Times New Roman2" fo:font-size="11pt" style:font-size-asian="11pt" style:font-size-complex="11pt"/>
    </style:style>
    <style:style style:name="T34" style:family="text">
      <style:text-properties fo:language="en" fo:country="US"/>
    </style:style>
    <style:style style:name="T35" style:family="text">
      <style:text-properties fo:language="en" fo:country="US" officeooo:rsid="001c441c"/>
    </style:style>
    <style:style style:name="T36" style:family="text">
      <style:text-properties fo:language="en" fo:country="US" officeooo:rsid="0023dd5f"/>
    </style:style>
    <style:style style:name="T37" style:family="text">
      <style:text-properties fo:language="en" fo:country="US" officeooo:rsid="004e0178"/>
    </style:style>
    <style:style style:name="T38" style:family="text">
      <style:text-properties fo:language="en" fo:country="US" officeooo:rsid="0050c95e"/>
    </style:style>
    <style:style style:name="T39" style:family="text">
      <style:text-properties fo:language="en" fo:country="US" officeooo:rsid="005a3667"/>
    </style:style>
    <style:style style:name="T40" style:family="text">
      <style:text-properties fo:language="en" fo:country="US" officeooo:rsid="00667a88"/>
    </style:style>
    <style:style style:name="T41" style:family="text">
      <style:text-properties fo:language="en" fo:country="US" fo:font-style="italic" officeooo:rsid="007637b8" style:font-style-asian="italic" style:font-style-complex="italic"/>
    </style:style>
    <style:style style:name="T42" style:family="text">
      <style:text-properties fo:language="en" fo:country="US" fo:font-weight="normal" officeooo:rsid="007f99d7" style:font-weight-asian="normal" style:font-weight-complex="normal"/>
    </style:style>
    <style:style style:name="T43" style:family="text">
      <style:text-properties fo:language="en" fo:country="US" officeooo:rsid="004f2c1a"/>
    </style:style>
    <style:style style:name="T44" style:family="text">
      <style:text-properties fo:language="en" fo:country="US" officeooo:rsid="00ad81e1"/>
    </style:style>
    <style:style style:name="T45" style:family="text">
      <style:text-properties fo:language="de" fo:country="DE"/>
    </style:style>
    <style:style style:name="T46" style:family="text">
      <style:text-properties fo:language="de" fo:country="DE" officeooo:rsid="001c441c"/>
    </style:style>
    <style:style style:name="T47" style:family="text">
      <style:text-properties fo:language="de" fo:country="DE" officeooo:rsid="001c5df0"/>
    </style:style>
    <style:style style:name="T48" style:family="text">
      <style:text-properties fo:language="de" fo:country="DE" officeooo:rsid="002d5625"/>
    </style:style>
    <style:style style:name="T49" style:family="text">
      <style:text-properties fo:language="de" fo:country="DE" officeooo:rsid="002e50a6"/>
    </style:style>
    <style:style style:name="T50" style:family="text">
      <style:text-properties fo:language="de" fo:country="DE" officeooo:rsid="004e0178"/>
    </style:style>
    <style:style style:name="T51" style:family="text">
      <style:text-properties fo:language="de" fo:country="DE" officeooo:rsid="004f2c1a"/>
    </style:style>
    <style:style style:name="T52" style:family="text">
      <style:text-properties fo:language="de" fo:country="DE" officeooo:rsid="0064863a"/>
    </style:style>
    <style:style style:name="T53" style:family="text">
      <style:text-properties fo:language="de" fo:country="DE" officeooo:rsid="00667a88"/>
    </style:style>
    <style:style style:name="T54" style:family="text">
      <style:text-properties fo:language="de" fo:country="DE" officeooo:rsid="00b47cd1"/>
    </style:style>
    <style:style style:name="T55" style:family="text">
      <style:text-properties fo:font-size="16pt" style:font-size-asian="14pt" style:font-size-complex="16pt"/>
    </style:style>
    <style:style style:name="T56" style:family="text">
      <style:text-properties fo:font-size="16pt" officeooo:rsid="0019a987" style:font-size-asian="14pt" style:font-size-complex="16pt"/>
    </style:style>
    <style:style style:name="T57" style:family="text">
      <style:text-properties officeooo:rsid="001c441c"/>
    </style:style>
    <style:style style:name="T58" style:family="text">
      <style:text-properties officeooo:rsid="0023dd5f"/>
    </style:style>
    <style:style style:name="T59" style:family="text">
      <style:text-properties officeooo:rsid="00277524"/>
    </style:style>
    <style:style style:name="T60" style:family="text">
      <style:text-properties officeooo:rsid="002828f3"/>
    </style:style>
    <style:style style:name="T61" style:family="text">
      <style:text-properties officeooo:rsid="00311bf5"/>
    </style:style>
    <style:style style:name="T62" style:family="text">
      <style:text-properties officeooo:rsid="003a6879"/>
    </style:style>
    <style:style style:name="T63" style:family="text">
      <style:text-properties officeooo:rsid="003c5775"/>
    </style:style>
    <style:style style:name="T64" style:family="text">
      <style:text-properties officeooo:rsid="0043adb6"/>
    </style:style>
    <style:style style:name="T65" style:family="text">
      <style:text-properties officeooo:rsid="00471fca"/>
    </style:style>
    <style:style style:name="T66" style:family="text">
      <style:text-properties style:text-position="0% 100%" style:font-name="Times New Roman2" fo:language="de" fo:country="DE" fo:font-style="normal" style:font-style-asian="normal" style:font-style-complex="normal"/>
    </style:style>
    <style:style style:name="T67" style:family="text">
      <style:text-properties style:text-position="0% 100%" style:font-name="Times New Roman2" fo:language="de" fo:country="DE" fo:font-style="italic" style:font-style-asian="italic" style:font-style-complex="italic"/>
    </style:style>
    <style:style style:name="T68" style:family="text">
      <style:text-properties style:text-position="0% 100%" style:font-name="Times New Roman2" fo:language="de" fo:country="DE" fo:font-style="italic" officeooo:rsid="00808326" style:font-style-asian="italic" style:font-style-complex="italic"/>
    </style:style>
    <style:style style:name="T69" style:family="text">
      <style:text-properties officeooo:rsid="00554ec5"/>
    </style:style>
    <style:style style:name="T70" style:family="text">
      <style:text-properties officeooo:rsid="0056c329"/>
    </style:style>
    <style:style style:name="T71" style:family="text">
      <style:text-properties officeooo:rsid="0057c85b"/>
    </style:style>
    <style:style style:name="T72" style:family="text">
      <style:text-properties officeooo:rsid="005a3667"/>
    </style:style>
    <style:style style:name="T73" style:family="text">
      <style:text-properties officeooo:rsid="005cc883"/>
    </style:style>
    <style:style style:name="T74" style:family="text">
      <style:text-properties officeooo:rsid="00601c0f"/>
    </style:style>
    <style:style style:name="T75" style:family="text">
      <style:text-properties style:font-name="Liberation Mono1" fo:font-size="11pt" fo:language="en" fo:country="US" fo:font-style="normal" style:font-size-asian="11pt" style:font-style-asian="normal" style:font-size-complex="11pt" style:font-style-complex="normal"/>
    </style:style>
    <style:style style:name="T76" style:family="text">
      <style:text-properties style:font-name="Liberation Mono1" fo:font-size="11pt" fo:language="en" fo:country="US" fo:font-style="normal" officeooo:rsid="00601c0f" style:font-size-asian="11pt" style:font-style-asian="normal" style:font-size-complex="11pt" style:font-style-complex="normal"/>
    </style:style>
    <style:style style:name="T77" style:family="text">
      <style:text-properties style:font-name="Liberation Mono1" fo:font-size="11pt" fo:language="en" fo:country="US" style:font-size-asian="11pt" style:font-size-complex="11pt"/>
    </style:style>
    <style:style style:name="T78" style:family="text">
      <style:text-properties style:font-name="Liberation Mono1" fo:font-size="11pt" fo:language="en" fo:country="US" officeooo:rsid="00471fca" style:font-size-asian="11pt" style:font-size-complex="11pt"/>
    </style:style>
    <style:style style:name="T79" style:family="text">
      <style:text-properties style:font-name="Liberation Mono1" fo:font-size="11pt" style:font-size-asian="11pt" style:font-size-complex="11pt"/>
    </style:style>
    <style:style style:name="T80" style:family="text">
      <style:text-properties style:font-name="Liberation Mono1" fo:font-size="11pt" officeooo:rsid="00699479" style:font-size-asian="11pt" style:font-size-complex="11pt"/>
    </style:style>
    <style:style style:name="T81" style:family="text">
      <style:text-properties style:font-name="Liberation Mono1" fo:font-size="11pt" officeooo:rsid="00601c0f" style:font-size-asian="11pt" style:font-size-complex="11pt"/>
    </style:style>
    <style:style style:name="T82" style:family="text">
      <style:text-properties style:font-name="Liberation Mono1" fo:font-size="11pt" officeooo:rsid="007e92b1" style:font-size-asian="11pt" style:font-size-complex="11pt"/>
    </style:style>
    <style:style style:name="T83" style:family="text">
      <style:text-properties style:font-name="Liberation Mono1" fo:font-size="11pt" officeooo:rsid="00ad81e1" style:font-size-asian="11pt" style:font-size-complex="11pt"/>
    </style:style>
    <style:style style:name="T84" style:family="text">
      <style:text-properties style:font-name="Liberation Mono1" fo:font-size="11pt" fo:font-style="normal" officeooo:rsid="00601c0f" style:font-size-asian="11pt" style:font-style-asian="normal" style:font-size-complex="11pt" style:font-style-complex="normal"/>
    </style:style>
    <style:style style:name="T85" style:family="text">
      <style:text-properties style:font-name="Liberation Mono1" fo:font-size="11pt" fo:font-weight="normal" officeooo:rsid="007f99d7" style:font-size-asian="11pt" style:font-weight-asian="normal" style:font-size-complex="11pt" style:font-weight-complex="normal"/>
    </style:style>
    <style:style style:name="T86" style:family="text">
      <style:text-properties style:font-name="Liberation Mono1" fo:font-size="11pt" fo:font-style="italic" officeooo:rsid="00ad81e1" style:font-size-asian="11pt" style:font-style-asian="italic" style:font-size-complex="11pt" style:font-style-complex="italic"/>
    </style:style>
    <style:style style:name="T87" style:family="text">
      <style:text-properties officeooo:rsid="00667a88"/>
    </style:style>
    <style:style style:name="T88" style:family="text">
      <style:text-properties officeooo:rsid="006f8e39"/>
    </style:style>
    <style:style style:name="T89" style:family="text">
      <style:text-properties officeooo:rsid="005fcb91"/>
    </style:style>
    <style:style style:name="T90" style:family="text">
      <style:text-properties officeooo:rsid="007637b8"/>
    </style:style>
    <style:style style:name="T91" style:family="text">
      <style:text-properties fo:font-style="normal" style:font-style-asian="normal" style:font-style-complex="normal"/>
    </style:style>
    <style:style style:name="T92" style:family="text">
      <style:text-properties fo:font-style="normal" officeooo:rsid="007637b8" style:font-style-asian="normal" style:font-style-complex="normal"/>
    </style:style>
    <style:style style:name="T93" style:family="text">
      <style:text-properties fo:font-style="normal" officeooo:rsid="00784359" style:font-style-asian="normal" style:font-style-complex="normal"/>
    </style:style>
    <style:style style:name="T94" style:family="text">
      <style:text-properties fo:font-style="normal" officeooo:rsid="0079b37c" style:font-style-asian="normal" style:font-style-complex="normal"/>
    </style:style>
    <style:style style:name="T95" style:family="text">
      <style:text-properties fo:font-style="normal" officeooo:rsid="00a7c7fc" style:font-style-asian="normal" style:font-style-complex="normal"/>
    </style:style>
    <style:style style:name="T96" style:family="text">
      <style:text-properties fo:font-style="normal" officeooo:rsid="00aa6eb2" style:font-style-asian="normal" style:font-style-complex="normal"/>
    </style:style>
    <style:style style:name="T97" style:family="text">
      <style:text-properties fo:font-style="normal" officeooo:rsid="00aad0a7" style:font-style-asian="normal" style:font-style-complex="normal"/>
    </style:style>
    <style:style style:name="T98" style:family="text">
      <style:text-properties fo:font-style="normal" fo:font-weight="normal" officeooo:rsid="00928d9c" style:font-style-asian="normal" style:font-weight-asian="normal" style:font-style-complex="normal" style:font-weight-complex="normal"/>
    </style:style>
    <style:style style:name="T99" style:family="text">
      <style:text-properties fo:font-style="normal" fo:font-weight="normal" officeooo:rsid="0093a133" style:font-style-asian="normal" style:font-weight-asian="normal" style:font-style-complex="normal" style:font-weight-complex="normal"/>
    </style:style>
    <style:style style:name="T100" style:family="text">
      <style:text-properties officeooo:rsid="007ad513"/>
    </style:style>
    <style:style style:name="T101" style:family="text">
      <style:text-properties officeooo:rsid="007e92b1"/>
    </style:style>
    <style:style style:name="T102" style:family="text">
      <style:text-properties fo:font-weight="bold" officeooo:rsid="007e92b1" style:font-weight-asian="bold" style:font-weight-complex="bold"/>
    </style:style>
    <style:style style:name="T103" style:family="text">
      <style:text-properties fo:font-weight="bold" officeooo:rsid="007f99d7" style:font-weight-asian="bold" style:font-weight-complex="bold"/>
    </style:style>
    <style:style style:name="T104" style:family="text">
      <style:text-properties fo:font-weight="normal" style:font-weight-asian="normal" style:font-weight-complex="normal"/>
    </style:style>
    <style:style style:name="T105" style:family="text">
      <style:text-properties fo:font-weight="normal" officeooo:rsid="007f99d7" style:font-weight-asian="normal" style:font-weight-complex="normal"/>
    </style:style>
    <style:style style:name="T106" style:family="text">
      <style:text-properties fo:font-weight="normal" officeooo:rsid="0082e4cb" style:font-weight-asian="normal" style:font-weight-complex="normal"/>
    </style:style>
    <style:style style:name="T107" style:family="text">
      <style:text-properties fo:font-weight="normal" officeooo:rsid="00917d86" style:font-weight-asian="normal" style:font-weight-complex="normal"/>
    </style:style>
    <style:style style:name="T108" style:family="text">
      <style:text-properties fo:font-weight="normal" officeooo:rsid="00928d9c" style:font-weight-asian="normal" style:font-weight-complex="normal"/>
    </style:style>
    <style:style style:name="T109" style:family="text">
      <style:text-properties fo:font-weight="normal" officeooo:rsid="0093a133" style:font-weight-asian="normal" style:font-weight-complex="normal"/>
    </style:style>
    <style:style style:name="T110" style:family="text">
      <style:text-properties fo:font-weight="normal" officeooo:rsid="009421fc" style:font-weight-asian="normal" style:font-weight-complex="normal"/>
    </style:style>
    <style:style style:name="T111" style:family="text">
      <style:text-properties fo:font-weight="normal" officeooo:rsid="0095288e" style:font-weight-asian="normal" style:font-weight-complex="normal"/>
    </style:style>
    <style:style style:name="T112" style:family="text">
      <style:text-properties fo:font-weight="normal" officeooo:rsid="0098d38a" style:font-weight-asian="normal" style:font-weight-complex="normal"/>
    </style:style>
    <style:style style:name="T113" style:family="text">
      <style:text-properties fo:font-weight="normal" officeooo:rsid="00999948" style:font-weight-asian="normal" style:font-weight-complex="normal"/>
    </style:style>
    <style:style style:name="T114" style:family="text">
      <style:text-properties fo:font-weight="normal" officeooo:rsid="009a5daf" style:font-weight-asian="normal" style:font-weight-complex="normal"/>
    </style:style>
    <style:style style:name="T115" style:family="text">
      <style:text-properties officeooo:rsid="0083a12a"/>
    </style:style>
    <style:style style:name="T116" style:family="text">
      <style:text-properties officeooo:rsid="00889b6e"/>
    </style:style>
    <style:style style:name="T117" style:family="text">
      <style:text-properties officeooo:rsid="008a51f0"/>
    </style:style>
    <style:style style:name="T118" style:family="text">
      <style:text-properties officeooo:rsid="008b2a77"/>
    </style:style>
    <style:style style:name="T119" style:family="text">
      <style:text-properties officeooo:rsid="0093a133"/>
    </style:style>
    <style:style style:name="T120" style:family="text">
      <style:text-properties officeooo:rsid="0095288e"/>
    </style:style>
    <style:style style:name="T121" style:family="text">
      <style:text-properties officeooo:rsid="0098d38a"/>
    </style:style>
    <style:style style:name="T122" style:family="text">
      <style:text-properties officeooo:rsid="009fdafd"/>
    </style:style>
    <style:style style:name="T123" style:family="text">
      <style:text-properties officeooo:rsid="00a67ad4"/>
    </style:style>
    <style:style style:name="T124" style:family="text">
      <style:text-properties officeooo:rsid="00a7c7fc"/>
    </style:style>
    <style:style style:name="T125" style:family="text">
      <style:text-properties officeooo:rsid="00ad81e1"/>
    </style:style>
    <style:style style:name="T126" style:family="text">
      <style:text-properties officeooo:rsid="00b280aa"/>
    </style:style>
    <style:style style:name="T127" style:family="text">
      <style:text-properties officeooo:rsid="00b47cd1"/>
    </style:style>
    <style:style style:name="T128" style:family="text">
      <style:text-properties officeooo:rsid="00b55e76"/>
    </style:style>
    <style:style style:name="T129" style:family="text">
      <style:text-properties officeooo:rsid="00b6f484"/>
    </style:style>
    <style:style style:name="T130" style:family="text">
      <style:text-properties officeooo:rsid="00b8b46d"/>
    </style:style>
    <style:style style:name="T131" style:family="text">
      <style:text-properties officeooo:rsid="001e31e6"/>
    </style:style>
    <style:style style:name="T132" style:family="text">
      <style:text-properties officeooo:rsid="00bbc016"/>
    </style:style>
    <style:style style:name="T133" style:family="text">
      <style:text-properties officeooo:rsid="00bdab1e"/>
    </style:style>
    <style:style style:name="T134" style:family="text">
      <style:text-properties officeooo:rsid="00bf98f3"/>
    </style:style>
    <style:style style:name="T135" style:family="text">
      <style:text-properties style:font-name="Times New Roman3" officeooo:rsid="00bf98f3" style:font-name-asian="Times New Roman3" style:font-name-complex="Times New Roman3"/>
    </style:style>
    <style:style style:name="T136" style:family="text">
      <style:text-properties style:font-name="Times New Roman3" fo:font-style="italic" officeooo:rsid="00bf98f3" style:font-name-asian="Times New Roman3" style:font-style-asian="italic" style:font-name-complex="Times New Roman3" style:font-style-complex="italic"/>
    </style:style>
    <style:style style:name="T137" style:family="text">
      <style:text-properties officeooo:rsid="00c13de9"/>
    </style:style>
    <style:style style:name="T138" style:family="text">
      <style:text-properties style:font-name="Liberation Mono1" fo:language="en" fo:country="US" officeooo:rsid="0023dd5f"/>
    </style:style>
    <style:style style:name="T139" style:family="text">
      <style:text-properties style:font-name="Liberation Mono1" fo:font-size="11pt" fo:language="en" fo:country="US" officeooo:rsid="0023dd5f" style:font-size-asian="11pt" style:font-size-complex="11pt"/>
    </style:style>
    <style:style style:name="T140" style:family="text"/>
    <style:style style:name="T14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3"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5" text:outline-level="1">Deckblatt</text:h>
      <text:p text:style-name="P70"><text:bookmark text:name="user-content-christoph-scheiner-gymnasium-ingolstadt"/>Christoph-Scheiner-Gymnasium Ingolstadt</text:p>
      <text:p text:style-name="P31"><text:span text:style-name="T1">Rahmenthema des wissenschaftspropädeutischen Seminars: </text:span><text:span text:style-name="T3">Programmieren von Android-Apps</text:span></text:p>
      <text:p text:style-name="P71">Leitfach: <text:span text:style-name="T2">Informatik</text:span></text:p>
      <text:p text:style-name="P71">Thema der Arbeit: <text:span text:style-name="T2">Erstellung einer Android-App zum Lernen von Namen mit besonderem Augenmerk auf Datenaustausch mit anderen Systemen</text:span></text:p>
      <text:p text:style-name="P70">Verfass<text:span text:style-name="T1">er: </text:span><text:span text:style-name="T3">Leander Dreier</text:span></text:p>
      <text:p text:style-name="P70">Reifeprüfungsjahrgang: <text:span text:style-name="T2">2017</text:span></text:p>
      <text:p text:style-name="P70">Kursleiter: <text:span text:style-name="T2">OStR Pabst</text:span></text:p>
      <text:p text:style-name="P69">Abgabetermin: <text:span text:style-name="T4">08. November 2016</text:span></text:p>
      <text:p text:style-name="P114">Inhaltsverzeichnis</text:p>
      <text:p text:style-name="P39"><text:span text:style-name="Numbering_20_Symbols"><text:span text:style-name="T11">1.<text:tab/></text:span></text:span><text:a xlink:type="simple" xlink:href="#1. Einleitung|outline" text:style-name="Internet_20_link" text:visited-style-name="Visited_20_Internet_20_Link"><text:span text:style-name="Numbering_20_Symbols">Einleitung</text:span></text:a></text:p>
      <text:p text:style-name="P3"><text:span text:style-name="T11">2.<text:tab/></text:span><text:a xlink:type="simple" xlink:href="#2. Grundfunktionen des Programms|outline" text:style-name="Internet_20_link" text:visited-style-name="Visited_20_Internet_20_Link">Grundfunktionen des Programms</text:a><text:span text:style-name="T15"> </text:span></text:p>
      <text:p text:style-name="P28"><text:span text:style-name="T11">3.<text:tab/></text:span><text:a xlink:type="simple" xlink:href="#3. Das Laden der Bilder|outline" text:style-name="Internet_20_link" text:visited-style-name="Visited_20_Internet_20_Link">Das Laden der Bilder</text:a></text:p>
      <text:p text:style-name="P26"><text:span text:style-name="T17">4</text:span><text:span text:style-name="T11">.<text:tab/></text:span><text:a xlink:type="simple" xlink:href="#4. Die Datenbank|outline" text:style-name="Internet_20_link" text:visited-style-name="Visited_20_Internet_20_Link">Die Datenbank</text:a></text:p>
      <text:p text:style-name="P26"><text:span text:style-name="T17"><text:tab/>4</text:span><text:span text:style-name="T11">.1<text:tab/></text:span><text:a xlink:type="simple" xlink:href="#4.1 Einstellungen in der Datenbank|outline" text:style-name="Internet_20_link" text:visited-style-name="Visited_20_Internet_20_Link">Einstellungen in der Datenbank</text:a></text:p>
      <text:p text:style-name="P26"><text:span text:style-name="T17"><text:tab/>4</text:span><text:span text:style-name="T11">.2<text:tab/></text:span><text:a xlink:type="simple" xlink:href="#4.2 Bilder in der Datenbank|outline" text:style-name="Internet_20_link" text:visited-style-name="Visited_20_Internet_20_Link">Bilder in der Datenbank</text:a></text:p>
      <text:p text:style-name="P26"><text:span text:style-name="T17"><text:tab/>4</text:span><text:span text:style-name="T11">.3<text:tab/></text:span><text:a xlink:type="simple" xlink:href="#4.3 Hinzufügen von Wertepaaren|outline" text:style-name="Internet_20_link" text:visited-style-name="Visited_20_Internet_20_Link">Hinzufügen von Wertepaaren</text:a></text:p>
      <text:p text:style-name="P9"><text:span text:style-name="T17"><text:tab/><text:tab/>4</text:span><text:span text:style-name="T11">.3.1<text:tab/></text:span><text:a xlink:type="simple" xlink:href="#4.3.1 Aufnahme eines neues Fotos|outline" text:style-name="Internet_20_link" text:visited-style-name="Visited_20_Internet_20_Link">Aufnahme eines neuen Fotos</text:a></text:p>
      <text:p text:style-name="P26"><text:span text:style-name="T17"><text:tab/><text:tab/>4</text:span><text:span text:style-name="T11">.3.2<text:tab/></text:span><text:a xlink:type="simple" xlink:href="#4.3.2 Auswahl eines bereits vorhandenen Bildes|outline" text:style-name="Internet_20_link" text:visited-style-name="Visited_20_Internet_20_Link">Auswahl eines bereits vorhandenen Bildes</text:a></text:p>
      <text:p text:style-name="P37"><text:span text:style-name="T11"><text:tab/><text:tab/>4.3.3<text:tab/></text:span><text:a xlink:type="simple" xlink:href="#4.3.3 Lesen einer externen Datei|outline" text:style-name="Internet_20_link" text:visited-style-name="Visited_20_Internet_20_Link">Lesen einer externen Datei</text:a><text:span text:style-name="T11"><office:annotation><dc:creator>Unbekannter Autor</dc:creator><dc:date>2016-10-05T10:10:57</dc:date><text:p text:style-name="P117"><text:span text:style-name="T141">Link broken</text:span></text:p></office:annotation></text:span></text:p>
      <text:p text:style-name="P26"><text:span text:style-name="T17">5</text:span><text:span text:style-name="T11">.<text:tab/></text:span><text:a xlink:type="simple" xlink:href="#5. Datenaustausch mit anderen Systemen|outline" text:style-name="Internet_20_link" text:visited-style-name="Visited_20_Internet_20_Link"><text:span text:style-name="T18">Datenaustausch mit anderen Systemen</text:span></text:a></text:p>
      <text:p text:style-name="P29"><text:span text:style-name="T17"><text:tab/>5</text:span><text:span text:style-name="T11">.1<text:tab/></text:span><text:a xlink:type="simple" xlink:href="#5.1 Near Field Communication (NFC)|outline" text:style-name="Internet_20_link" text:visited-style-name="Visited_20_Internet_20_Link">Near Field Communication (NFC)</text:a></text:p>
      <text:p text:style-name="P29"><text:span text:style-name="T17"><text:tab/>5</text:span><text:span text:style-name="T11">.2<text:tab/></text:span><text:a xlink:type="simple" xlink:href="#5.2 Bluetooth|outline" text:style-name="Internet_20_link" text:visited-style-name="Visited_20_Internet_20_Link">Bluetooth</text:a></text:p>
      <text:p text:style-name="P40"><text:span text:style-name="T22"><text:tab/>5.3<text:tab/></text:span><text:a xlink:type="simple" xlink:href="#5.3 Server-Client|outline" text:style-name="Internet_20_link" text:visited-style-name="Visited_20_Internet_20_Link">Server-</text:a><text:a xlink:type="simple" xlink:href="#5.3 Server-Client|outline" text:style-name="Internet_20_link" text:visited-style-name="Visited_20_Internet_20_Link"><text:span text:style-name="T21">Client</text:span></text:a></text:p>
      <text:p text:style-name="P30"><text:span text:style-name="T17"><text:tab/>5</text:span><text:span text:style-name="T11">.</text:span><text:span text:style-name="T19">4</text:span><text:span text:style-name="T11"><text:tab/></text:span><text:a xlink:type="simple" xlink:href="#5.4 Vergleich und Fazit|outline" text:style-name="Internet_20_link" text:visited-style-name="Visited_20_Internet_20_Link">Vergleich und Fazit</text:a></text:p>
      <text:p text:style-name="P12">6.<text:tab/><text:a xlink:type="simple" xlink:href="#6. Entscheidungen während des Projekts|outline" text:style-name="Internet_20_link" text:visited-style-name="Visited_20_Internet_20_Link">Entscheidungen während des Projekts</text:a></text:p>
      <text:p text:style-name="P13"><text:tab/>6.1<text:tab/><text:a xlink:type="simple" xlink:href="#6.1 Strukturierung in Activitys und Dialoge|outline" text:style-name="Internet_20_link" text:visited-style-name="Visited_20_Internet_20_Link"><text:span text:style-name="T122">Strukturierung in Activities und Dialoge</text:span></text:a></text:p>
      <text:p text:style-name="P14"><text:tab/>6.2<text:tab/><text:a xlink:type="simple" xlink:href="#6.2 Gestaltung der Actionbar|outline" text:style-name="Internet_20_link" text:visited-style-name="Visited_20_Internet_20_Link"><text:span text:style-name="T123">Gestaltung der </text:span></text:a><text:a xlink:type="simple" xlink:href="#6.2 Gestaltung der Actionbar|outline" text:style-name="Internet_20_link" text:visited-style-name="Visited_20_Internet_20_Link">Actionbar</text:a></text:p>
      <text:p text:style-name="P14"><text:tab/>6.3<text:tab/><text:span text:style-name="T124">Fixierung der </text:span>Orientierung</text:p>
      <text:p text:style-name="P14"><text:tab/>6.4<text:tab/><office:annotation office:name="__Annotation__1164_533294476"><dc:creator>Unbekannter Autor</dc:creator><dc:date>2016-10-10T08:53:48</dc:date><text:p text:style-name="P117"><text:span text:style-name="T141">Better name</text:span></text:p></office:annotation>Mechanismus zum Durchgehen der Bilder<office:annotation-end office:name="__Annotation__1164_533294476"/></text:p>
      <text:p text:style-name="P30"><text:span text:style-name="T20">7</text:span><text:span text:style-name="T11">.<text:tab/></text:span><text:a xlink:type="simple" xlink:href="#7. Danksagungen|outline" text:style-name="Internet_20_link" text:visited-style-name="Visited_20_Internet_20_Link">Danksagungen</text:a></text:p>
      <text:p text:style-name="P38"><text:span text:style-name="T20">8</text:span><text:span text:style-name="T17">.<text:tab/></text:span><text:a xlink:type="simple" xlink:href="#7. Literaturverzeichnis|outline" text:style-name="Internet_20_link" text:visited-style-name="Visited_20_Internet_20_Link"><text:span text:style-name="T11">Literaturverzeichnis</text:span></text:a></text:p>
      <text:p text:style-name="P27"><text:span text:style-name="T20">9</text:span><text:span text:style-name="T11">.<text:tab/></text:span><text:a xlink:type="simple" xlink:href="#9. Eidesstattliche Erklärung|outline" text:style-name="Internet_20_link" text:visited-style-name="Visited_20_Internet_20_Link">Eidesstattliche Erklärung</text:a></text:p>
      <text:h text:style-name="P116" text:outline-level="1"><text:span text:style-name="T56">1</text:span><text:span text:style-name="T55">. Einleitung</text:span></text:h>
      <text:p text:style-name="P2">Ich wurde letztens gefragt, was das Thema meiner Seminararbeit sei, worauf ich antwortete: „Ich programmiere eine Namenlern-App“. Der Fragende schien damit nicht wirklich etwas anfangen zu können, es schien ihm nicht klar zu sein, wozu man solch eine App brauchen könnte, er könne sich die Namen seiner Klassenkameraden schließlich auch ohne Hilfe eines Computers merken.</text:p>
      <text:p text:style-name="P2"/>
      <text:p text:style-name="P2">Es gibt aber durchaus Anwendungsgebiete für mein Programm: Sie kann von Lehrern verwendet werden, um sich die Namen ihrer Schüler leichter zu merken, da dies aufgrund der vielen und häufig wechselnden Schüler oft ein Problem ist. Ein Lehrer hat bereits angefragt, diese App verwenden zu dürfen. Aber natürlich beschränkt sich meine Zielgruppe nicht nur auf Lehrer. Alle Arbeitnehmer und -geber, die mit viel Personal arbeiten oder alle anderen, die Schwierigkeiten haben, sich Namen zu merken, können sich ihr Leben mit diesem Programm ein Stück leichter machen. </text:p>
      <text:p text:style-name="P2"/>
      <text:p text:style-name="P2">Das Grundprinzip der Anwendung ist es, je ein Bild mit einem Namen zu verknüpfen und den Benutzer zu testen, ob er den Namen zu den Bildern weiß.</text:p>
      <text:p text:style-name="P2"/>
      <text:p text:style-name="P6"><text:span text:style-name="T1">Dass es aber nicht nur möglich ist, mit dieser Software Namen und Bilder zu verknüpfen, zeigt eine Anfrage seitens der </text:span>Klinik für Kinder- und Jugendpsychiatrie und Psychotherapie <text:span text:style-name="T1">der Kliniken St. Elisabeth in Neuburg an der Donau, die App in der Diagnostik und Therapie von Autismuspatienten einzusetzen. Dabei werden Emotionen mit Gesichtsausdrücken verknüpft, so zum Beispiel ein lachender Mund mit Freude.</text:span></text:p>
      <text:p text:style-name="P2"/>
      <text:h text:style-name="P94" text:outline-level="1">2. Grundfunktionen des Programms</text:h>
      <text:p text:style-name="P43">Wie oben beschrieben, geht es in NameMemo um die Zuordnung von Namen zu Bildern und das Lernen dieser Verknüpfung<text:span text:style-name="T126">en</text:span>. (In der weiteren Arbeit wird von einer Standardzuordnung Name-Bild ausgegangen.)</text:p>
      <text:p text:style-name="P43"/>
      <text:p text:style-name="P43">Dies wird folgendermaßen umgesetzt: Zuerst sieht der Nutzer ein Bild und einen <office:annotation office:name="__Annotation__8874_1841363251"><dc:creator>Unbekannter Autor</dc:creator><dc:date>2016-09-15T18:17:35</dc:date><text:p text:style-name="P117"><text:span text:style-name="T143">Change “Button” to German synonym?</text:span></text:p></office:annotation>Button<office:annotation-end office:name="__Annotation__8874_1841363251"/> mit der Beschriftung „Name anzeigen“. Jetzt ist der Nutzer angehalten, sich den zu dem gezeigten Bild gehörigen Namen zu überlegen. Hat er das getan, drückt er den gezeigten Button, worauf nun der <text:soft-page-break/>tatsächliche Name und zwei weitere Buttons – „Ja“ und „Nein“ – erscheinen. Hat der Nutzer den Namen gewusst, drückt er auf „Ja“, andernfalls auf „Nein“ und ein neues Bild erscheint, wo das Prozedere von vorne beginnt. Das Ergebnis wird in einer Datenbank abgespeichert und <text:span text:style-name="T126">kann unter anderem beeinflussen,</text:span> wie häufig das Bild von nun an erscheinen wird.</text:p>
      <text:p text:style-name="P43"/>
      <text:p text:style-name="P43">Zudem hat der Nutzer, ab einer gewissen Anzahl aufeinanderfolgender, positiver Bestätigungen (Standard: 3), die Möglichkeit den Eintrag aus der Datenbank zu löschen um ihn somit als „gelernt“ für sich abzuhaken. <office:annotation office:name="__Annotation__390_1473481063"><dc:creator>Unbekannter Autor</dc:creator><dc:date>2016-09-16T19:02:47</dc:date><text:p text:style-name="P117"><text:span text:style-name="T141">Write more about that?</text:span></text:p></office:annotation>Je näher man dieser Hürde ist, desto seltener wird das Bild, mit den Standardeinstellungen, zur Abfrage aufkommen.<office:annotation-end office:name="__Annotation__390_1473481063"/> Wurden alle Einträge entfernt, erscheint eine Meldung darüber sowie ein Platzhaltebild.</text:p>
      <text:p text:style-name="P43"/>
      <text:p text:style-name="P44">Die Einträge in dieser Datenbank können zusätzlich auf ein anderes Gerät übertragen werden um somit zwei Instanzen der App synchron zu halten.</text:p>
      <text:p text:style-name="P43"/>
      <text:h text:style-name="P93" text:outline-level="1">3. Das Laden der Bilder</text:h>
      <text:p text:style-name="P15">Zu Beginn wurden die anzuzeigenden Bilder in der ImageView durch Bitmaps erzeugt. Macht man allerdings ein neues Foto mit de<text:span text:style-name="T130">r</text:span> von Android<text:span text:style-name="T134"> </text:span>bereitgestellten <text:span text:style-name="T130">Activity</text:span>, so muss dieses Bild oft erst noch gedreht werden. Dies ist notwendig, da die Ausrichtung des <text:span text:style-name="T62">Gerätes</text:span> bei dem Erstellen des Bildes nur in Form von Exif-Daten (vergleichbar mit Metadaten) gespeichert wird. Erzeugt man nun die Bitmap des <text:span text:style-name="T57">gewünschten Bildes, muss man diese Daten erst auslesen und das Bild manuell drehen, bevor sie in die ImageView geladen werden kann. Dies benötigt viel Speicher, weshalb es bei einigen Geräten zu Abstürzen des Programms führt.</text:span></text:p>
      <text:p text:style-name="P15"/>
      <text:p text:style-name="P5"><text:span text:style-name="T57">Aus diesem Grund verwendet NameMemo nun das Framework</text:span><text:span text:style-name="T46"> Glide, die auf der dazugehörigen GitHub-Seite wie folgt beschrieben wird: „</text:span><text:span text:style-name="T35">Glide is a fast and efficient open source media management and image loading framework for Android that wraps media decoding, memory and disk caching, and resource pooling into a simple and easy to use interface.</text:span><text:span text:style-name="T46">“</text:span><text:span text:style-name="T46"><text:note text:id="ftn1" text:note-class="footnote"><text:note-citation>1</text:note-citation><text:note-body><text:p text:style-name="P84">BUMP</text:p></text:note-body></text:note></text:span><text:span text:style-name="T46"> </text:span><office:annotation office:name="__Annotation__3361_1473481063"><dc:creator>Unbekannter Autor</dc:creator><dc:date>2016-09-16T20:19:28</dc:date><text:p text:style-name="P117"><text:span text:style-name="T141">Write more about it?</text:span></text:p></office:annotation><text:span text:style-name="T47">Glide</text:span><office:annotation-end office:name="__Annotation__3361_1473481063"/><text:span text:style-name="T47"> kümmert sich nicht nur automatisch um die korrekte Rotation des Bildes, sondern sorgt auch für einfache Größenmanipulation dessen. </text:span><text:span text:style-name="T48">Das bedeutet, dass jedes Bild, welches in eine ImageView geladen wird, in seiner Größe angepasst wird.</text:span></text:p>
      <text:p text:style-name="P10"/>
      <text:p text:style-name="P5"><text:span text:style-name="T48">Hier</text:span><text:span text:style-name="T49">für werden beim Start der App Werte</text:span><text:span text:style-name="T48"> </text:span><text:span text:style-name="T49">für Höhe und Breite generiert und gespeichert. D</text:span><text:span text:style-name="T48">ie Breite </text:span><text:soft-page-break/><text:span text:style-name="T49">entspricht dabei der Breite</text:span><text:span text:style-name="T48"> jener Fläche des Displays, dass die Anwendung enthält.</text:span><text:span text:style-name="T48"><text:note text:id="ftn2" text:note-class="footnote"><text:note-citation>2</text:note-citation><text:note-body><text:p text:style-name="P83"><text:span text:style-name="T127">Vgl. </text:span>ANDROID, <text:span text:style-name="T6">Display</text:span></text:p></text:note-body></text:note></text:span><text:span text:style-name="T48"> </text:span><text:span text:style-name="T49">Die Höhe allerdings entspricht nur 75% der Höhe jener Fläche um dem Platzanspruch der Action</text:span><text:span text:style-name="T54">b</text:span><text:span text:style-name="T49">ar gerecht zu werden. Für die „normale“ ImageView werden diese Werte als minimale und maximale Größe gesetzt und die Bilder werden auch in dieser Größe von Glide geladen. Für die Bildvorschau beim Hinzufügen von Dateien in Listenform werden die Werte vor Weiterverwendung noch halbiert. </text:span></text:p>
      <text:p text:style-name="P11"/>
      <text:h text:style-name="P95" text:outline-level="1">4. Die Datenbank</text:h>
      <text:p text:style-name="P16">Wie oben bereits erwähnt, wird zum Speichern sowohl der <office:annotation office:name="__Annotation__3379_1473481063"><dc:creator>Unbekannter Autor</dc:creator><dc:date>2016-09-16T20:32:57</dc:date><text:p text:style-name="P117"><text:span text:style-name="T142">Change?</text:span></text:p></office:annotation>„Bilderdaten“<office:annotation-end office:name="__Annotation__3379_1473481063"/> als auch der Einstellungen eine Datenbank verwendet, um die Daten bei einem Schließen der Anwendung nicht zu verlieren.</text:p>
      <text:p text:style-name="P17">Zu diesem Zweck wird <text:span text:style-name="T128">die </text:span>Engine SQLite eingesetzt, da sie bereits auf jedem <office:annotation office:name="__Annotation__1373_2012587049"><dc:creator>Unbekannter Autor</dc:creator><dc:date>2016-10-22T12:55:51</dc:date><text:p text:style-name="P117"><text:span text:style-name="T142">Meh</text:span></text:p></office:annotation><text:span text:style-name="T129">Androidgerät</text:span><office:annotation-end office:name="__Annotation__1373_2012587049"/> vorhanden ist. <text:span text:style-name="T58">Die beiden Tabellen </text:span><text:span text:style-name="T139">settings</text:span><text:span text:style-name="T58"> und </text:span><text:span text:style-name="T139">pictures</text:span><text:span text:style-name="T58"> werden von je einer </text:span><text:span text:style-name="T36">DAO</text:span><text:span text:style-name="T58"> (</text:span><text:span text:style-name="T36">Data Access Object</text:span><text:span text:style-name="T58">)-Klasse verwaltet. Nur darauf wird im sonstigen Code zugegriffen, wodurch sie für die gesamte Interaktion mit der Datenbank zuständig sind.</text:span></text:p>
      <text:p text:style-name="P17"/>
      <text:h text:style-name="P100" text:outline-level="2">4.1 Einstellungen in der Datenbank</text:h>
      <text:p text:style-name="P19">Die Tabelle <text:span text:style-name="T75">settings</text:span> ist dabei, wie es der Name vermuten lässt, für die Einstellungen zuständig. So wird hier gespeichert, wie oft der Benutzer bei einem Bild nacheinander auf „Ja“ drücken muss, bevor er angeboten bekommt, es zu löschen. Weiter wird gespeichert, ob die Bilder nacheinander oder in einer zufälligen Reihenfolge nach dem in <office:annotation office:name="__Annotation__1374_2012587049"><dc:creator>Unbekannter Autor</dc:creator><dc:date>2016-10-22T12:57:47</dc:date><text:p text:style-name="P117"><text:span text:style-name="T141">Where is it described?</text:span></text:p></office:annotation><text:a xlink:type="simple" xlink:href="#2. Grundfunktionen des Programms|outline" text:style-name="Internet_20_link" text:visited-style-name="Visited_20_Internet_20_Link">2.</text:a><office:annotation-end office:name="__Annotation__1374_2012587049"/> beschriebenen Algorithmus erscheinen sollen (Standard: zufällig), ob alle Bilddateien in einem Ordner gesammelt werden sollen: ist diese Option <text:span text:style-name="T130">aktiviert</text:span>, werden Bilder, die vom Speicher hinzugefügt werden, in diesen Ordner kopiert (Standardwert: an), und ob man eben bei diesem Hinzufügen von Bilder aus dem Speicher des <text:span text:style-name="T62">Gerätes</text:span> eine Android übliche <text:span text:style-name="T130">Activity</text:span> oder einen einfacher gehaltenen Dialog in Listenform verwenden möchte <text:span text:style-name="T131">(Standard: Activity).</text:span></text:p>
      <text:p text:style-name="P18"/>
      <text:p text:style-name="P20">Die Standardwerte werden bei dem Starten des Programms gesetzt, sofern die Einträge nicht bereits in der Datenbank vorhanden sind, also im Normalfall nur bei dem ersten Start der App oder nach einem Reset. In der Anwendung kann der Nutzer, wenn er sich in der MainActivity befindet, alle oben beschriebenen Einstellungen in einem dafür vorgesehenen Dialog ändern. In diesem Dialog findet man auch die Möglichkeit alle Daten aus der Datenbank, also aus beiden Tabellen, zu löschen, was auch zu einem Reset der Einstellungen führt.</text:p>
      <text:p text:style-name="P20"><text:soft-page-break/></text:p>
      <text:p text:style-name="P21">Auf technischer Ebene besteht jede „Einstellung“ aus einem String („<text:span text:style-name="T45">Kennung</text:span>“) und einer Ganzzahl („<text:span text:style-name="T45">Wert</text:span>“). Die Kennung ist hierbei der Primärschlüssel, um Überschneidungen zu verhindern. Soll eine Änderung vorgenommen werden, wird in der Tabelle nach der Kennung gesucht und der dazugehörige Wert geändert. Zum Zwischenspeichern werden die Werte, wieder anhand ihrer Kennung, bei <text:span text:style-name="T79">onStart()</text:span> und bei einer Änderung aus der Datenbank ausgelesen.</text:p>
      <text:p text:style-name="P21"/>
      <text:h text:style-name="P101" text:outline-level="2">4.2 Bilder in der Datenbank</text:h>
      <text:p text:style-name="P7">In der anderen Tabelle –<text:span text:style-name="T33"> </text:span><text:span text:style-name="T77">pictures</text:span> – werden die verschiedenen benötigten Daten zu den jeweiligen Bildern gesichert. Zum einen wird der Pfad zu der <text:span text:style-name="T60">entsprechenden </text:span>Bilddatei gespeichert. <text:span text:style-name="T60">E</text:span>s wird darauf verzichtet, die Datei aus der Datenbank rekonstruieren zu können, um Speicherplatz und Ressourcen zu sparen. Weiter w<text:span text:style-name="T60">e</text:span>rd<text:span text:style-name="T60">en</text:span> der vom Nutzer zugeordnete Name, <text:span text:style-name="T59">die Anzahl an Gesamtaufrufen und die Anzahl an positiven Rückmeldungen des Nutzer (drücken von „Ja“) in Folge gesichert. Letzterer Wert wird auf 0 zurückgesetzt, sobald nach Erscheinen des Bildes auf „Nein“ gedrückt wird.</text:span></text:p>
      <text:p text:style-name="P7"/>
      <text:p text:style-name="P8">Der Pfad der Bilder ist dabei der Primärschlüssel der Tabelle, was bewirkt, dass man eine Bilddatei nicht mehrmals verwenden kann. <text:span text:style-name="T61">Dadurch kann man eine gesuchte Zeile durch eben diesen Pfad genau identifizieren um sie dann zu manipulieren. Für einfachere Handhabung zur Laufzeit werden Daten zu Bildern nicht direkt aus der Datenbank abgerufen. Stattdessen wird, wenn nötig, eine Liste aller Einträge der Tabelle abgefragt und als Array gespeichert. Dieser wird dann unter anderem dafür verwendet, das nächste anzuzeigende Bild zu bestimmen und die Informationen dazu auszulesen.</text:span></text:p>
      <text:p text:style-name="P8"/>
      <text:h text:style-name="P102" text:outline-level="2">4.3 Hinzufügen von Wertepaaren</text:h>
      <text:p text:style-name="P22">In dem Programm sind bereits drei Beispielbilder vorhanden. Der Zweck der App ist aber natürlich eigene Bilder hinzuzufügen um dann den Namen der jeweils zu sehenden Person zu lernen. Dafür stehen dem Nutzer lokal zwei Möglichkeiten zur Verfügung: die Aufnahme eines neuen Fotos mit der <text:span text:style-name="T62">geräteinternen </text:span>Kamera und das Auswählen eines bereits vorhandenen Bildes in dem Speicher des Handys.</text:p>
      <text:p text:style-name="P8"/>
      <text:h text:style-name="P107" text:outline-level="3"><text:soft-page-break/>4.3.1 Aufnahme eines neues Fotos</text:h>
      <text:p text:style-name="P23">Möchte man ein neues Foto schießen, so gelangt man in eine <text:span text:style-name="T132">Activity</text:span> der Kamera-App seines Gerätes, wo man wie gewohnt sein Bild aufnehmen kann. Hat man dies erfolgreich abgeschlossen, kann man dem Bild in dem erscheinenden Dialog noch einen Namen zuweisen. Nachdem man auch dies getan hat ist die Verknüpfung in der Datenbank gespeichert und wird von nun an mit auftauchen. Die Bilddateien werden bei diesem Prozess in einem eigenen Ordner gespeichert. Er befindet sich im Gerätespeicher unter „<text:span text:style-name="T45">Pictures</text:span>“, heißt wie die App, also „NameMemo“ und wird vom Programm angelegt, falls er noch nicht existiert.</text:p>
      <text:p text:style-name="P4"/>
      <text:p text:style-name="P23"><text:span text:style-name="T63">Dieses</text:span> Feature <text:span text:style-name="T63">benötigt keine besonderen Berechtigungen, da es die Kamera nicht direkt, sondern über eine standardisierte Activity verwendet.</text:span></text:p>
      <text:p text:style-name="P23"/>
      <text:h text:style-name="P107" text:outline-level="3">4.3.2 Auswahl eines bereits vorhandenen Bildes</text:h>
      <text:p text:style-name="P24">Eine weitere Möglichkeit ist es, Dateien zu verwenden, welche bereits im Speicher vorhanden <text:span text:style-name="T132">sind</text:span>. Dafür gibt es nun wiederum zwei Varianten. Welche verwendet wird, kann im Einstellungsdialog ausgewählt werden.</text:p>
      <text:p text:style-name="P24"/>
      <text:p text:style-name="P24">Zum einen kann man seine Bilddatei in gewohnter Weise mithilfe von <office:annotation office:name="__Annotation__447_82017341"><dc:creator>Unbekannter Autor</dc:creator><dc:date>2016-09-25T21:09:33</dc:date><text:p text:style-name="P117"><text:span text:style-name="T142">???</text:span></text:p></office:annotation>Android-Hausmitteln<office:annotation-end office:name="__Annotation__447_82017341"/> finden. Ist diese Option aktiv, erscheint zuerst ein Dialog zum Auswählen der Anwendung, mit der man sein Bild <text:span text:style-name="T133">finden</text:span> möchte (zum Beispiel „Galerie“ oder „Fotos“). Das weitere Vorgehen hängt dann von der jeweiligen Anwendung ab.</text:p>
      <text:p text:style-name="P24"/>
      <text:p text:style-name="P24">Zum and<text:span text:style-name="T64">eren ist es auch möglich, die Datei direkt in der App mithilfe einer einfachen Liste in einem Dialog auszuwählen. In diesem werden alle JPG- und PNG-Dateien, alle Ordner im aktuellen </text:span><office:annotation office:name="__Annotation__468_82017341"><dc:creator>Unbekannter Autor</dc:creator><dc:date>2016-09-25T21:22:27</dc:date><text:p text:style-name="P117"><text:span text:style-name="T141">Difference between “</text:span><text:span text:style-name="T142">Verzeichnis</text:span><text:span text:style-name="T141">“ and “Ordner“?</text:span></text:p></office:annotation><text:span text:style-name="T64">Verzeichnis</text:span><office:annotation-end office:name="__Annotation__468_82017341"/><text:span text:style-name="T64">, sowie ganz oben ein Eintrag „..“ angezeigt. Wählt man „..“ aus, gelangt man im Dateisystem eine Ebene nach oben und wählt man einen Ordner aus, gelangt man in diesen. Gestartet wird in dem App-eigenen Verzeichnis für Bilder, wie oben beschrieben.</text:span></text:p>
      <text:p text:style-name="P24"/>
      <text:p text:style-name="P25">Bei beiden Varianten wird man, sobald man seine Auswahl getroffen hat, aufgefordert, einen Namen zu dem Bild einzugeben. Nach der Eingabe wird der Eintrag in der Datenbank abgespeichert.</text:p>
      <text:p text:style-name="P25"/>
      <text:h text:style-name="Heading_20_3" text:outline-level="3"><text:soft-page-break/>4.3.3 Lesen einer externen Datei</text:h>
      <text:p text:style-name="P45">Zum Schluss bietet sich noch die Möglichkeit, die Datenbankdatei einer anderen Instanz der App, welche auf einem anderen Gerät läuft, geschickt zu bekommen um dann auf verschiedene Weisen weiter damit zu <office:annotation office:name="__Annotation__785_1603101332"><dc:creator>Unbekannter Autor</dc:creator><dc:date>2016-10-05T10:02:05</dc:date><text:p text:style-name="P117"><text:span text:style-name="T141">Better word?</text:span></text:p></office:annotation>arbeiten<office:annotation-end office:name="__Annotation__785_1603101332"/>. <text:span text:style-name="T25">Die Handlungsmöglichkeiten durch den Nutzer werden dabei in einem Dialog dargestellt, welcher in der abstrakten Klasse </text:span><text:span text:style-name="T80">net.Net</text:span><text:span text:style-name="T25"> implementiert ist. Diese benutzt dann, je nach Auswahl, verschiedene Methoden der Helferklassen </text:span><text:span text:style-name="T80">database.ImportNewDb</text:span><text:span text:style-name="T25"> oder </text:span><text:span text:style-name="T80">main.Helper</text:span><text:span text:style-name="T25">. Die Auswahlmöglichkeiten sind folgende:</text:span></text:p>
      <text:list xml:id="list6888554469852361305" text:style-name="L1">
        <text:list-item>
          <text:p text:style-name="P108"><text:span text:style-name="T25">E</text:span><text:span text:style-name="T10">rsetzen der kompletten, aktuellen Datenbankdatei mit der neuen.</text:span></text:p>
        </text:list-item>
        <text:list-item>
          <text:p text:style-name="P109">Erzeugen einer Liste mit in der momentanen Datenbank noch nicht vorhandenen Einträgen. Der Nutzer kann die gewünschten Datenpaare dann einzeln übernehmen.</text:p>
        </text:list-item>
        <text:list-item>
          <text:p text:style-name="P109">Erzeugen einer Liste wie oben, aber auch mit aktualisierten Einträgen. Das Vorgehen ist entsprechend.</text:p>
        </text:list-item>
        <text:list-item>
          <text:p text:style-name="P110">Löschen der neuen Datei. Dieser Schritt wird bei jedem Abschluss automatisch ausgeführt und entspricht hier einem Abbruch.</text:p>
        </text:list-item>
      </text:list>
      <text:p text:style-name="P25"/>
      <text:h text:style-name="P96" text:outline-level="1">5. Datenaustausch mit anderen Systemen</text:h>
      <text:p text:style-name="P46"><office:annotation office:name="__Annotation__587_1435710539"><dc:creator>Unbekannter Autor</dc:creator><dc:date>2016-09-27T08:51:03</dc:date><text:p text:style-name="P117"><text:span text:style-name="T142">Change?</text:span></text:p></office:annotation>Soviel nun zu der lokalen Funktionsweise des Programms. <text:span text:style-name="T65">Kommen wir nun zu dem Kernaspekt der App: dem Datenaustausch mit anderen Systemen.</text:span><office:annotation-end office:name="__Annotation__587_1435710539"/><text:span text:style-name="T65"> Mit der Anwendung ist es möglich, die Tabelle </text:span><text:span text:style-name="T78">pictures</text:span><text:span text:style-name="T65"> der Datenbank mit anderen Systemen zu teilen und seinen Fortschritt somit zu synchronisieren. </text:span><text:span text:style-name="T50">Im Folgenden werden drei Varianten vorgestellt werden: </text:span><text:span text:style-name="T52">d</text:span><text:span text:style-name="T50">ie Übertragung mithilfe von </text:span><text:span text:style-name="T37">N</text:span><text:span text:style-name="T38">ear Field Communication </text:span><text:span text:style-name="T53">(NFC)</text:span><text:span text:style-name="T50">, via Bluetooth und mithilfe eines festen Servers im Internet. </text:span><text:span text:style-name="T51">Implementiert sind allerdings nur die ersten beiden. Warum, wird in </text:span><text:a xlink:type="simple" xlink:href="#5.4 Vergleich und Fazit|outline" text:style-name="Internet_20_link" text:visited-style-name="Visited_20_Internet_20_Link">Punkt 5.4</text:a><text:span text:style-name="T51"> genauer erläutert. Die beiden implementierten Ausführungen werden jeweils in einer separaten </text:span><text:span text:style-name="T43">Activity</text:span><text:span text:style-name="T51"> umgesetzt.</text:span></text:p>
      <text:h text:style-name="P103" text:outline-level="2">5.1 <text:span text:style-name="T34">Near Field Communication (NFC</text:span>)</text:h>
      <text:p text:style-name="P47"><text:span text:style-name="T34">Near Field Communication</text:span> wurde 2002 gemeinsam von Sony und <text:span text:style-name="T34">NXP</text:span> <text:span text:style-name="T34">Semiconductors</text:span> entwickelt und ermöglicht es, eine drahtlose Verbindung zwischen zwei Geräten <text:span text:style-name="T70">oder zwischen einem Gerät und einem NFC-Tag</text:span> aufzubauen, indem diese nahe aneinander gehalten werden. <text:span text:style-name="T87">Die Reichweite beträgt dabei wenige Zentimeter</text:span>. Sobald sich<text:span text:style-name="T70"> zwei Partner </text:span>nahe genug kommen, wird die Verbindung hergestellt. <text:span text:style-name="T87">NFC will durch diese Limitierung Lauschangriffe erschweren. Deshalb wird NFC in verschiedensten Gebieten eingesetzt, wie beispielsweise, um Zahlungen zu tätigen, Schlüssel für andere Verbindungen (zum Beispiel Wi-Fi oder Bluetooth)</text:span><office:annotation office:name="__Annotation__662_2095576077"><dc:creator>Unbekannter Autor</dc:creator><dc:date>2016-10-01T15:32:14</dc:date><text:p text:style-name="P117"><text:span text:style-name="T142">Bsp?</text:span></text:p></office:annotation><text:span text:style-name="T69"> oder auch kleinere Dateien </text:span><text:soft-page-break/><text:span text:style-name="T69">schnell und einfach zu übertragen.</text:span><text:span text:style-name="T69"><text:note text:id="ftn3" text:note-class="footnote"><text:note-citation>3</text:note-citation><text:note-body><text:p text:style-name="P85"><text:span text:style-name="T71">Vgl. </text:span>CURRAN 2012, 371</text:p></text:note-body></text:note></text:span></text:p>
      <text:p text:style-name="P34"/>
      <text:p text:style-name="P41">Geräte, welche mit Android laufen und NFC unterstützen, besitzen drei <text:span text:style-name="T87">v</text:span>erschiedene Betriebsarten:</text:p>
      <text:list xml:id="list7778915670407641457" text:style-name="L2">
        <text:list-item>
          <text:p text:style-name="P113">Lese- / Schreibmodus: Ermöglicht es dem Gerät NFC Tags oder Sticker zu lesen und / oder zu schreiben.</text:p>
        </text:list-item>
        <text:list-item>
          <text:p text:style-name="P111"><text:span text:style-name="T72">P2P-Modus: Ermöglicht es dem Gerät, Daten mit anderen gleichstehenden Geräten auszutauschen. Dieser Modus benutzt Android </text:span><text:span text:style-name="T39">Beam</text:span><text:span text:style-name="T72">.</text:span></text:p>
        </text:list-item>
        <text:list-item>
          <text:p text:style-name="P112">Kartenemulationsmodus: Ermöglicht es dem Gerät, selbst als NFC Karte zu agieren. Die emulierte Karte kann dann von anderen externen NFC-Lesern gelesen werden.<text:note text:id="ftn4" text:note-class="footnote"><text:note-citation>4</text:note-citation><text:note-body><text:p text:style-name="P92">Vgl. ANDROID, <text:s/><text:span text:style-name="T67">Near Field Communication</text:span></text:p></text:note-body></text:note></text:p>
        </text:list-item>
      </text:list>
      <text:p text:style-name="P42"/>
      <text:p text:style-name="P35"><text:span text:style-name="T89">In NameMemo hat man die Möglichkeit, die Datenbankdatei der App auf ein anderes Gerät zu übertragen, auf dem die Anwendung läuft, um dann auf dem Zielgerät weitere Operationen damit zu starten. Somit wird hier Variante 2 von oben benutzt, es wird die Datei also mithilfe der Android Beam </text:span><text:span text:style-name="T40">Dateiübertragungs-</text:span><text:span text:style-name="T74">API übertragen. Um diese Funktion nutzen zu können, werden zwei NFC-fähige Geräte mit <text:s/>Android 4.1 oder höher benötigt. Diese beiden Kriterien werden daher im </text:span><text:span text:style-name="T81">onCreate()</text:span><text:span text:style-name="T74"> der Activity geprüft, die für die Datenübertragung via NFC zuständig und für beide Partner gleich ist. Danach wird in </text:span><text:span text:style-name="T81">onStart()</text:span><text:span text:style-name="T74"> die Aktivierung von NFC und Android Beam durch den Nutzer erzwungen. Da es nicht möglich scheint, ein Feedback über den aktuellen Aktivitätszustand zu bekommen, wird der Dialog zur Aktivierung solange wieder erscheinen, bis der Nutzer die notwendigen Features aktiviert oder die App beendet. Sind dann beide Geräte erfolgreich in der Activity angekommen, wird </text:span><text:span text:style-name="T84">NfcAdapter.setBeamPushUris(datenbankdatei,</text:span><text:span text:style-name="T76">this</text:span><text:span text:style-name="T84">)</text:span><text:span text:style-name="T74"> aufgerufen. Dies führt dazu, dass nun eben die Datenbankdatei bei einer Übertragung gesendet wird. Um jetzt eine Übertragung zu beginnen, müssen die beiden Geräte „Rücken an Rücken“ gebracht werden und auf dem Sender muss der Bildschirm berührt werden. Nachdem die Datei übertragen wurde können die Geräte voneinander entfernt werden und es muss nur noch, da es auch hier kein </text:span><office:annotation office:name="__Annotation__848_2001890266"><dc:creator>Unbekannter Autor</dc:creator><dc:date>2016-10-03T13:15:11</dc:date><text:p text:style-name="P117"><text:span text:style-name="T141">Right word?</text:span></text:p></office:annotation><text:span text:style-name="T74">Feedback</text:span><office:annotation-end office:name="__Annotation__848_2001890266"/><text:span text:style-name="T74"> gibt, bei dem Empfänger auf den Button gedrückt werden um den in </text:span>Punkt 4.3.3<text:span text:style-name="T74"> beschriebenen Vorgang zu starten.</text:span></text:p>
      <text:p text:style-name="P48"/>
      <text:h text:style-name="P104" text:outline-level="2">5.2 Bluetooth<office:annotation><dc:creator>Unbekannter Autor</dc:creator><dc:date>2016-10-07T20:46:55</dc:date><text:p text:style-name="P117"><text:span text:style-name="T141">Transition</text:span><text:span text:style-name="T142">?</text:span></text:p></office:annotation></text:h>
      <text:p text:style-name="P49">Der Kern der Bluetooth-Spezifikation definiert die Technologie als Baustein für Entwickler, die <text:soft-page-break/>damit interoperable Geräte produzieren und somit zu einem florierenden Bluetooth-Ökosystem beitragen können. <text:span text:style-name="T90">Sie wird von der </text:span><text:span text:style-name="T5">Bluetooth Special Interest Group (SIG</text:span><text:span text:style-name="T90">) überwacht und von den </text:span><text:span text:style-name="T5">Bluetooth SIG Working Groups</text:span><text:span text:style-name="T90"> regelmäßig aktualisiert und verbessert um sich dem sich entwickelnden Markt anzupassen. Man unterscheidet grundlegend zwischen zwei Varianten von Bluetooth: </text:span><text:span text:style-name="T5">Bluetooth Basic Rate/</text:span><text:span text:style-name="T41">Enhanced</text:span><text:span text:style-name="T5"> Data Rate (BR/EDR)</text:span><text:span text:style-name="T90">, verabschiedet als Version 2.0/2.1 und </text:span><text:span text:style-name="T5">Bluetooth </text:span><text:span text:style-name="T41">with low energy</text:span><text:span text:style-name="T5"> (LE)</text:span><text:span text:style-name="T92">, </text:span><text:span text:style-name="T93">verabschiedet als Version 4.0/4.1/4.2. </text:span><text:span text:style-name="T94">Die beiden Implementationen sind für verschiedene Anwendungsgebiete optimiert und benutzen unterschiedliche Chipsets: Bluetooth BR/EDR erzeugt eine anhaltende Verbindung über kurze Distanz, Bluetooth LE ermöglicht kurze </text:span><office:annotation office:name="__Annotation__1084_1319167748"><dc:creator>Unbekannter Autor</dc:creator><dc:date>2016-10-07T21:07:08</dc:date><text:p text:style-name="P117"><text:span text:style-name="T141">Better word</text:span><text:span text:style-name="T142">?</text:span></text:p></office:annotation><text:span text:style-name="T94">Stöße</text:span><office:annotation-end office:name="__Annotation__1084_1319167748"/><text:span text:style-name="T94"> von Funkverbindungen über längere Distanz und schont somit eine eventuell vorhandene Batterie. Geräte wie Smartphones oder Tablets arbeiten im</text:span><text:span text:style-name="T7"> Dual-Mode</text:span><text:span text:style-name="T94">, können sich also sowohl mit BR/EDR- als auch mit LE-Geräten verbinden.</text:span><text:span text:style-name="T90"><text:note text:id="ftn5" text:note-class="footnote"><text:note-citation>5</text:note-citation><text:note-body><text:p text:style-name="P86"><text:span text:style-name="T100">Vgl. </text:span>BLUETOOTH</text:p></text:note-body></text:note></text:span></text:p>
      <text:p text:style-name="P49"/>
      <text:p text:style-name="P50">Somit wird Bluetooth auch von Android unterstützt, wobei der Zugriff auf die Funktionen durch die <text:span text:style-name="T2">Android Bluetooth APIs</text:span> geregelt wird. Mit diesen <text:s/>APIs kann eine Anwendung auf Android unter anderem nach anderen Bluetooth-Geräten suchen, gekoppelte Geräte mithilfe des <text:span text:style-name="T2">Bluetooth Adapters</text:span> anzeigen, sich mit anderen Geräten über die <text:span text:style-name="T2">Network Service Discovery</text:span> verbinden und mit verbundenen Geräten Daten austauschen. Bluetooth LE wird dabei erst ab Android 4.3 von der API unterstützt.<text:note text:id="ftn6" text:note-class="footnote"><text:note-citation>6</text:note-citation><text:note-body><text:p text:style-name="P91">Vgl. ANDROID, <text:span text:style-name="T68">Bluetooth</text:span></text:p></text:note-body></text:note></text:p>
      <text:p text:style-name="P50"/>
      <text:p text:style-name="P36">In NameMemo gelangt man, nach entsprechender Auswahl, auf die <text:span text:style-name="Code">BluetoothActivity</text:span>, <text:span text:style-name="T101">wo in </text:span><text:span text:style-name="T82">onCreate()</text:span><text:span text:style-name="T101"> geprüft wird, ob das Gerät Bluetooth unterstützt. Ist dies der Fall, wird in </text:span><text:span text:style-name="T82">onStart()</text:span><text:span text:style-name="T101"> noch kontrolliert, ob Bluetooth auch aktiviert ist und der Nutzer gegebenenfalls durch einen Dialog des Systems dazu aufgefordert dies nachzuholen. Wird dies abgelehnt, kehrt man wieder zur </text:span><text:span text:style-name="T82">MainActivity</text:span><text:span text:style-name="T101"> zurück. Ist man allerdings erfolgreich in der Activity angekommen, wird ein neuer </text:span><text:span text:style-name="T102">„Server“</text:span><text:span text:style-name="T101"> gestartet und es wird gleichzeitig eine Liste mit gekoppelten Geräten angezeigt. Alternativ hat man auch die Möglichkeit nach neuen Geräten zu suchen, wozu man sie erst sichtbar schalten muss. Wird ein Eintrag aus der Liste ausgewählt, wird der eigene </text:span><text:span text:style-name="T102">Server </text:span><text:span text:style-name="T105">geschlossen und es wird ein </text:span><text:span text:style-name="T103">„Client“</text:span><text:span text:style-name="T105"> erstellt, welcher dann versucht mit dem </text:span><text:span text:style-name="T103">Server</text:span><text:span text:style-name="T105"> der anderen Partei eine </text:span><text:span text:style-name="T103">Verbindung</text:span><text:span text:style-name="T105"> herzustellen.</text:span></text:p>
      <text:p text:style-name="P51"/>
      <text:p text:style-name="P36"><text:span text:style-name="T105">Doch nun zu den Details: Da eine Verbindung via Bluetooth keine Server-Client-, sondern eine Peer-to-Peer-Verbindung ist, werden in dem Sinne keine echten Server oder Clients erstellt. Die </text:span><text:soft-page-break/><text:span text:style-name="T106">verwendeten </text:span><text:span text:style-name="T105">Begriffe dienen nur zur Veranschaulichung der eingenommenen Rolle. So wird im </text:span><text:span text:style-name="T85">onStart()</text:span><text:span text:style-name="T105"> der Activity ein </text:span><text:span text:style-name="T42">Thread</text:span><text:span text:style-name="T105"> gestartet, welcher nach einer eingehenden Verbindung lauscht (</text:span><text:span text:style-name="T8">AcceptThread</text:span><text:span text:style-name="T105">). Wird aber auf einen Listeneintrag getippt, wird dieser Thread geschlossen und es wird stattdessen einer gestartet, dessen Aufgabe es ist, mit dem AcceptThread einer anderen Instanz Kontakt aufzunehmen und eine Verbindung aufzubauen (</text:span><text:span text:style-name="T8">Connect Thread</text:span><text:span text:style-name="T105">). Diese Verbindung besteht dann in einem weiteren Thread, welcher auf beiden Verbindungspartnern läuft und den weiteren Datenaustausch ermöglicht (</text:span><text:span text:style-name="T8">HandleThread</text:span><text:span text:style-name="T105">).</text:span></text:p>
      <text:p text:style-name="P51"/>
      <text:p text:style-name="P52">Wurde eine Verbindung hergestellt und der HandleThread gestartet, so erscheint statt der oben genannten Liste nun auf beiden Geräten ein Button zum Senden, welcher nun von dem entsprechenden Part gedrückt werden soll. Ist dies geschehen wird <text:span text:style-name="T115">in der sendenden Instanz die Datenbankdatei zu einem Byte-Array umgewandelt und anschließend in Teilen mit einer Länge von 8192 Bytes, also 8 Kilobytes an das Gegenüber gesendet. Diese Aufteilung erfolgt, da es zu Komplikationen kommen kann, werden zu große Datenpakete auf einmal über Bluetooth verschickt. Der empfangende Part liest den ankommenden Stream währenddessen aus und erstellt eine Datei, die der ursprünglich gesendeten entspricht. Ist der Vorgang abgeschlossen, wird die Activity des Senders beendet und der Empfänger verfährt weiter, wie in Punkt 4.3.3 beschrieben.</text:span></text:p>
      <text:p text:style-name="P34"/>
      <text:h text:style-name="P104" text:outline-level="2">5.3 Server-<text:span text:style-name="T119">Client</text:span></text:h>
      <text:p text:style-name="P58">Eine weitere Möglichkeit zum Verschicken der Daten wäre es, einen Server zu hosten, mit welchem sich zwei Clients verbinden und Daten austauschen können. Dies wurde in NameMemo nicht umgesetzt; im Folgenden wird also nur eine mögliche Vorgehensweise beschreiben.</text:p>
      <text:p text:style-name="P58"/>
      <text:p text:style-name="P59">Auf dem Server läuft eine Software, welche auf HTTP-Anfragen reagieren kann. Vergleichbar ist dies mit einem Webserver, der eine Internetseite, wie zum Beispiel <text:a xlink:type="simple" xlink:href="http://www.google.com/" text:style-name="Internet_20_link" text:visited-style-name="Visited_20_Internet_20_Link">http://www.</text:a><text:a xlink:type="simple" xlink:href="http://www.google.com/" text:style-name="Internet_20_link" text:visited-style-name="Visited_20_Internet_20_Link"><text:span text:style-name="T118">google.com</text:span></text:a>, hostet. Nun wird hier allerdings keine, mit einem Webbrowser aufrufbare, graphische Seite, sondern lediglich eine einfache, textbasierte Möglichkeit mit dem Server zu kommunizieren benötigt. <text:span text:style-name="T116">Dies ist in Java beispielsweise mithilfe von Jetty möglich. Jetty ist ein auf Java basierter Webserver, welcher in einen Server eingebettet werden kann.</text:span><text:span text:style-name="T116"><text:note text:id="ftn7" text:note-class="footnote"><text:note-citation>7</text:note-citation><text:note-body><text:p text:style-name="P87">Vgl. PABST</text:p></text:note-body></text:note></text:span></text:p>
      <text:p text:style-name="P59"/>
      <text:p text:style-name="P60">Um die Übertragung zu instanziieren, <text:span text:style-name="T117">senden beide Android-Geräte einen Request an den Server, damit dieser erkennt, dass sie zum Datenaustausch bereit sind. Als Response schickt der Server </text:span><text:soft-page-break/><text:span text:style-name="T117">dann eine Liste der anderen aktiven Geräte zurück, wo sich der Benutzer nun das gewünschte Ziel aussuchen kann. Wird der Wunsch abgesetzt, einem bestimmten Gerät Daten zu schicken oder von ihm zu empfangen, muss dies erst durch den ausgewählten Client bestätigt werden, um unerwünschten Datenaustausch zu vermeiden. Haben sich nun zwei Partner gefunden, können sie mithilfe weiterer Requests und Antworten darauf Dateien und andere Informationen verschicken. Ein Request ist dabei eine Zeichenkette, in welche die Datei umgewandelt werden und aus welcher die Datei am Ziel wieder erstellt werden muss. Das kann wie oben durch ein Byte-Array oder durch eine Umwandlung der Daten in XML erfolgen.</text:span></text:p>
      <text:p text:style-name="P34"/>
      <text:h text:style-name="P104" text:outline-level="2">5.4 Vergleich und Fazit</text:h>
      <text:p text:style-name="P53">Kommen wir nun zu einem Vergleich der drei oben genannten Varianten und damit zu einem Fazit, beziehungsweise dem Grund der Auswahl der ersten beiden für das Projekt.</text:p>
      <text:p text:style-name="P53"/>
      <text:p text:style-name="P61">NFC: <text:span text:style-name="T104">NFC ist die, für den Benutzer und den Programmierer, einfachste Möglichkeit die Datenbankdatei zu verschicken. Es müssen lediglich die beiden Geräte aneinander gehalten und der Bildschirm des Senders berührt werden. Dadurch besteht allerdings die Einschränkung der Reichweite </text:span><text:span text:style-name="T107">auf circa 4 Zentimeter</text:span><text:span text:style-name="T104">, </text:span><text:span text:style-name="T107">wodurch wiederum</text:span><text:span text:style-name="T104"> ein sehr hohes Sicherheitsniveau gewährt </text:span><text:span text:style-name="T107">wird</text:span><text:span text:style-name="T104">. Eine weitere Einschränkung ist die, dass nicht alle Geräte NFC und Android Beam unterstützen; dieses Problem betrifft vor allem Geräte mit einer Android-Version kleiner als 4.1. </text:span><text:span text:style-name="T109">Durch Android Beam ist darüber hinaus die Größe der Datei, welche verschickt werden kann, limitiert und für S-Beam, welches für größere Dateien gedacht ist, steht keine API bereit. Dies ist kein Problem für die Datenbankdatei von NameMemo, wohl aber für das zusätzliche, automatische Verschicken von Bildern, das in der App nicht umgesetzt wurde.</text:span></text:p>
      <text:p text:style-name="P53"/>
      <text:p text:style-name="P61">Bluetooth:<text:span text:style-name="T104"> Bluetooth ist im Vergleich zu NFC etwas komplexer: Der gewünschte Verbindungspartner muss erst gesucht werden, wozu er sich sichtbar schalten muss. Dabei kann es problematisch sein, wenn sich mehrere sichtbare Geräte mit gleichem oder ähnlichen Anzeigenamen in der Umgebung befinden. </text:span><text:span text:style-name="T107">Die Reichweite ist mit zehn bis 100 Metern</text:span><text:span text:style-name="T107"><text:note text:id="ftn8" text:note-class="footnote"><text:note-citation>8</text:note-citation><text:note-body><text:p text:style-name="P90">KARBACHER</text:p></text:note-body></text:note></text:span><text:span text:style-name="T107"> deutlich höher als bei NFC, was es aber auf potentiellen Angreifern deutlich leichter macht die Verbindung zu belauschen oder zu manipulieren. </text:span><text:span text:style-name="T109">Mithilfe</text:span><text:span text:style-name="T108"> von Software wie </text:span><text:span text:style-name="T9">Bloover</text:span><text:span text:style-name="T108">, </text:span><text:span text:style-name="T9">BackTrack</text:span><text:span text:style-name="T108"> oder </text:span><text:span text:style-name="T9">BTCrack</text:span><text:span text:style-name="T98"> </text:span><text:span text:style-name="T99">lässt sich leicht eine eventuell vorhandene Lücke in der Bluetooth Architektur, oder ähnliches, </text:span><text:soft-page-break/><text:span text:style-name="T99">ausnutzen</text:span><text:span text:style-name="T108">.</text:span><text:span text:style-name="T108"><text:note text:id="ftn9" text:note-class="footnote"><text:note-citation>9</text:note-citation><text:note-body><text:p text:style-name="P88">BECKER, 9 f. <text:span text:style-name="T119">und 22</text:span></text:p></text:note-body></text:note></text:span><text:span text:style-name="T108"> </text:span><text:span text:style-name="T109">Bluetooth ist auf Handys schon länger verbreitet als Android, weshalb man heutzutage so gut wie immer davon ausgehen kann, dass es auch auf den zwei Geräten unterstützt wird, die synchronisiert werden sollen. Auch gibt es keinerlei Einschränkungen bezüglich einer Dateigröße, da Dateien sowieso nicht im Ganzen übertragen werden (siehe oben).</text:span></text:p>
      <text:p text:style-name="P54"/>
      <text:p text:style-name="P62">Server-Client:<text:span text:style-name="T104"> Diese Herangehensweise ist, verglichen mit den anderen beiden, bei weitem die komplexeste, da man für die Umsetzung als erstes einen Server hosten und warten muss. Zudem müssen sich beide Clients mit dem Server verbinden können, sei dies über ein lokales Netzwerk oder über das Internet. </text:span><text:span text:style-name="T110">Letzteres kann darüber hinaus zusätzliche Kosten für die Clients verursachen </text:span><text:span text:style-name="T111">oder kann bei Geräten wie Tablets gar nicht erst möglich sein</text:span><text:span text:style-name="T110">. </text:span><text:span text:style-name="T111">Des weiteren ist eine „Standard“-Verbindung über HTTP nicht gegen Mithören gesichert und sollte daher, zum Beispiel via HTTPS, abgesichert werden. Ein Vorteil der Server-Client-Kommunikation ist die Reichweite, welche, bei einem Server im Internet oder Nutzung eines VPNs, unbegrenzt hoch sein kann, gegeben den Fall, dass man sich mit dem Netz verbinden kann. Zwar gibt es bei dieser Methode technisch kaum eine Datenbeschränkung, jedoch ist die Wartezeit zu beachten, welche mit dem Down- beziehungsweise Upload von großen Datenpaketen einhergeht.</text:span></text:p>
      <text:p text:style-name="P55"/>
      <text:p text:style-name="P63"><text:span text:style-name="T120">F</text:span>az<text:span text:style-name="T121">it:</text:span><text:span text:style-name="T112"> </text:span><text:span text:style-name="T113">Der Datenaustausch von NameMemo ist nicht über weitere Distanzen vorgesehen. Zudem Soll die Anwendung ohne einen Server auskommen und somit eine potentiell längere Lebensdauer haben. </text:span><text:span text:style-name="T114">Außerdem richtet sich die App an Benutzer mit unterschiedlicher technischer Erfahrung. </text:span><text:span text:style-name="T113">Aus diesem Grund wurde die Idee eines Server-Client-Modells als nicht zielführend betrachtet und verworfen.</text:span><text:span text:style-name="T114"> Mit NFC wird eine besonders einfache und sichere und mit Bluetooth eine besonders kompatible Möglichkeit, mehrere Geräte synchron zu halten, implementiert. Dem Nutzer wird empfohlen, nach Möglichkeit NFC zu verwenden und ansonsten auf Bluetooth auszuweichen. Der Gedanke Bilder automatisch zu synchronisieren wurde auf Grund von Komplexität und mangelndem Nutzen ebenso nicht umgesetzt, da das Senden von Bilddateien auch mit „Android-Hausmitteln“ einfach zu bewerkstelligen ist.</text:span></text:p>
      <text:p text:style-name="P56"/>
      <text:h text:style-name="P98" text:outline-level="1">6. Entscheidungen während des Projekts</text:h>
      <text:p text:style-name="P57">Wie bei jedem Projekt, wurden auch bei diesem verschiedene Entscheidungen getroffen, welche im weiteren Verlauf teilweise auch wieder verworfen oder geändert werden. <text:span text:style-name="T122">Im Folgenden werden die wichtigsten Entschlüsse, welche während NameMemo gefasst wurden, dargelegt.</text:span></text:p>
      <text:p text:style-name="P57"><text:soft-page-break/></text:p>
      <text:h text:style-name="P105" text:outline-level="2">6.1 Strukturierung in Activities und Dialoge</text:h>
      <text:p text:style-name="P64">NameMemo besteht aus sechs Activities und 13 Dialogen. <text:span text:style-name="T97">Dieses Verhältnis ist nicht zufällig, sondern wurde aus verschiedenen Gründen bewusst gewählt.</text:span></text:p>
      <text:p text:style-name="P65"/>
      <text:p text:style-name="P66"><text:span text:style-name="T91">Ein </text:span><text:span text:style-name="T97">Anlass</text:span><text:span text:style-name="T91"> für diese Gestaltung ist die Vorbeugung <text:s/>von Orientierungslosigkeit beim Navigieren durch die App, da man bei den Dialogen stets die aktuelle Activity im Hintergrund sieht und einfach zu dieser zurückkehren kann, indem man diesen antippt. </text:span><text:span text:style-name="T95">Ein weiterer Grund ist die Simplizität vieler Dialoge, wodurch es sich beispielsweise für den Dialog zum Anzeigen der Verbindungsmöglichkeiten nicht lohnen würde, eine neue Activity zu starten. Darüber hinaus entsteht so eine </text:span><office:annotation office:name="__Annotation__1240_364164498"><dc:creator>Unbekannter Autor</dc:creator><dc:date>2016-10-15T16:08:00</dc:date><text:p text:style-name="P117"><text:span text:style-name="T142">Diagramm!</text:span></text:p></office:annotation><text:span text:style-name="T95">Gliederung</text:span><office:annotation-end office:name="__Annotation__1240_364164498"/><text:span text:style-name="T95"> der Bedienungsmöglichkeiten, wie man an </text:span><text:span text:style-name="T97">dem </text:span><text:span text:style-name="T95">Diagramm</text:span><text:span text:style-name="T95"><text:note text:id="ftn10" text:note-class="footnote"><text:note-citation>10</text:note-citation><text:note-body><text:p text:style-name="P89">Anlage 1</text:p></text:note-body></text:note></text:span><text:span text:style-name="T95"> </text:span><text:span text:style-name="T96">gut </text:span><text:span text:style-name="T97">erkennen kann: Alles, was mit Datenaustausch mit anderen Systemen zu tun hat, ist klar von dem lokalen Part abgegrenzt; auch das Hinzufügen von Bildern auf lokaler Ebene ist separiert. Dies fördert eine Übersichtlichkeit, sowohl des Codes als auch für den Nutzer. Zudem sind einige Activities und Dialoge von Android vorgegeben und können somit nicht in ihrer Darstellungsform manipuliert werden. Alle diese Punkte führen also zu der, in NameMemo gegebenen, Struktur.</text:span></text:p>
      <text:p text:style-name="P67"/>
      <text:h text:style-name="P106" text:outline-level="2">6.2 Gestaltung der Action<text:span text:style-name="T124">b</text:span>ar</text:h>
      <text:p text:style-name="P68">Die Actionbar, auch Appbar genannt, sprich die Leiste oben auf dem Bildschirm, ist bei NameMemo speziell gestaltet. Normalerweise könnte man den Namen der App, beziehungsweise Activity, das Icon der App und ein bis zwei Symbole bei einem normal großen Handy anordnen. Bei dieser Anwendung jedoch wird bei der MainActivity auf ein App<text:span text:style-name="T125">icon</text:span> und eine Beschriftung verzichtet. <text:span text:style-name="T125">Dies dient dem Zweck, dass nun vier, und damit alle wichtigen, Menüsymbole Platz finden. Die Icons hierfür sind zum Teil von Android und zum Teil nachbearbeitete Symbole aus dem Internet. Es wird ein grau auf schwarzes Design für die Actionbar umgesetzt. Ein Grund für das Legen der Menüelemente in die Actionbar ist die einfachere Erreichbarkeit als im Action </text:span><text:span text:style-name="T44">Overflow</text:span><text:span text:style-name="T125">, ein anderer ist eine Verbesserung des Designs. Um die vier Einträge alle anzeigen zu können, muss in der </text:span><text:span text:style-name="T83">menubar.xml</text:span><text:span text:style-name="T125"> für die entsprechenden Items der Eintrag </text:span><text:span text:style-name="T83">app:showAsAction</text:span><text:span text:style-name="T125"> auf </text:span><text:span text:style-name="T86">always</text:span><text:span text:style-name="T125"> gesetzt werden, da Android bei einer Verwendung von </text:span><text:span text:style-name="T86">ifRoom</text:span><text:span text:style-name="T125"> mehr Einträge in den Overflow verschiebt als nötig.</text:span></text:p>
      <text:h text:style-name="P99" text:outline-level="1"><text:span text:style-name="T73">7</text:span>. Danksagungen</text:h>
      <text:p text:style-name="P33">- <text:span text:style-name="T88">Dominik Okwieka</text:span></text:p>
      <text:p text:style-name="P33">- <text:span text:style-name="T137">Simon Stolz</text:span></text:p>
      <text:p text:style-name="P33">- <text:span text:style-name="T65">StackOverflow</text:span></text:p>
      <text:p text:style-name="P33"/>
      <text:h text:style-name="P97" text:outline-level="1"><text:span text:style-name="T24">8</text:span><office:annotation office:name="__Annotation__3390_2079085693"><dc:creator>Unbekannter Autor</dc:creator><dc:date>2016-09-22T14:28:02</dc:date><text:p text:style-name="P117"><text:span text:style-name="T141">Quotation correct?</text:span></text:p></office:annotation><text:span text:style-name="T10">. Litera</text:span><text:span text:style-name="T23">turverzeichnis</text:span><office:annotation-end office:name="__Annotation__3390_2079085693"/></text:h>
      <text:p text:style-name="P80"><text:span text:style-name="T26">B</text:span><text:span text:style-name="T27">UMP</text:span><text:span text:style-name="T26"> Technologies: </text:span><text:span text:style-name="T28">Glide</text:span><text:span text:style-name="T10">, </text:span><text:a xlink:type="simple" xlink:href="https://github.com/bumptech/glide/blob/master/README.md" text:style-name="Internet_20_link" text:visited-style-name="Visited_20_Internet_20_Link"><text:span text:style-name="T10">https://github.com/bumptech/glide/blob/master/README.md</text:span></text:a><text:span text:style-name="T10"> vom 13.07.2016, aufgerufen am 16.09.2016</text:span></text:p>
      <text:p text:style-name="P80"><text:span text:style-name="T26">A</text:span><text:span text:style-name="T27">NDROID</text:span><text:span text:style-name="T26"> Open Source Project: </text:span><text:span text:style-name="T28">Display</text:span><text:span text:style-name="T10">, </text:span><text:a xlink:type="simple" xlink:href="https://developer.android.com/reference/android/view/Display.html" text:style-name="Internet_20_link" text:visited-style-name="Visited_20_Internet_20_Link"><text:span text:style-name="T10">https://developer.android.com/reference/android/view/Display.html</text:span></text:a><text:span text:style-name="T10">, aufgerufen am 20.09.2016</text:span></text:p>
      <text:p text:style-name="P79"><text:span text:style-name="T32">CUNO,</text:span><text:span text:style-name="T10"> Andrea: </text:span><text:span text:style-name="T28">Near Field Communication</text:span><text:span text:style-name="T29">, </text:span><text:a xlink:type="simple" xlink:href="https://www.net.in.tum.de/fileadmin/TUM/NET/NET-2010-08-2/NET-2010-08-2_01.pdf" text:style-name="Internet_20_link" text:visited-style-name="Visited_20_Internet_20_Link"><text:span text:style-name="T10">https://www.net.in.tum.de/fileadmin/TUM/NET/NET-2010-08-2/NET-2010-08-2_01.pdf</text:span></text:a><text:span text:style-name="T29">,</text:span><text:span text:style-name="T12"> aufgerufen</text:span><text:span text:style-name="T29"> am 29.09.2016</text:span></text:p>
      <text:p text:style-name="P78"><text:span text:style-name="T29">C</text:span><text:span text:style-name="T30">URRAN</text:span><text:span text:style-name="T29">, Kevin; Millar, Amanda; Garvey, Conor Mc.: </text:span><text:span text:style-name="T28">International Journal of Electrical and Computer Engineering </text:span><text:span text:style-name="T31">Vol. 2 No. 3, </text:span><text:span text:style-name="T13">von Juni 2012, Seite 371 (</text:span><text:a xlink:type="simple" xlink:href="http://search.proquest.com/openview/822cf597b6e8dab49e0eb29493af13e9/1?pq-origsite=gscholar" text:style-name="Internet_20_link" text:visited-style-name="Visited_20_Internet_20_Link"><text:span text:style-name="T10">http://search.proquest.com/openview/822cf597b6e8dab49e0eb29493af13e9/1</text:span></text:a><text:span text:style-name="T13">)</text:span></text:p>
      <text:p text:style-name="P77"><text:span text:style-name="T13">E</text:span><text:span text:style-name="T12">CMA International: </text:span><text:span text:style-name="T16">Near Field Communication - Interface and Protocol (NFCIP-1)</text:span><text:span text:style-name="T12"> </text:span><text:span text:style-name="T14">3. Auflage, </text:span><text:span text:style-name="T66">Juni 2013 (</text:span><text:a xlink:type="simple" xlink:href="http://www.ecma-international.org/publications/files/ECMA-ST/Ecma-340.pdf" text:style-name="Internet_20_link" text:visited-style-name="Visited_20_Internet_20_Link"><text:span text:style-name="T10">http://www.ecma-international.org/publications/files/ECMA-ST/Ecma-340.pdf</text:span></text:a><text:span text:style-name="T66">)</text:span></text:p>
      <text:p text:style-name="P76"><text:span text:style-name="T66">ANDROID Open Source Project: </text:span><text:span text:style-name="T67">Near Field Communication</text:span><text:span text:style-name="T66">, </text:span><text:a xlink:type="simple" xlink:href="https://developer.android.com/guide/topics/connectivity/nfc/index.html" text:style-name="Internet_20_link" text:visited-style-name="Visited_20_Internet_20_Link"><text:span text:style-name="T10">https://developer.android.com/guide/topics/connectivity/nfc/index.html</text:span></text:a><text:span text:style-name="T66">, aufgerufen am 01.10.2016</text:span></text:p>
      <text:p text:style-name="P75"><text:span text:style-name="T66">BLUETOOTH SIG, Inc.: </text:span><text:span text:style-name="T67">Bluetooth Core Specification</text:span><text:span text:style-name="T66">, </text:span><text:a xlink:type="simple" xlink:href="https://www.bluetooth.com/specifications/bluetooth-core-specification" text:style-name="Internet_20_link" text:visited-style-name="Visited_20_Internet_20_Link">https://www.bluetooth.com/specifications/bluetooth-core-specification</text:a><text:span text:style-name="T66">, aufgerufen am 07.10.2016</text:span></text:p>
      <text:p text:style-name="P74"><text:span text:style-name="T66">ANDROID Open Source Project: </text:span><text:span text:style-name="T67">Bluetooth</text:span><text:span text:style-name="T66">, </text:span><text:a xlink:type="simple" xlink:href="https://developer.android.com/guide/topics/connectivity/bluetooth.html" text:style-name="Internet_20_link" text:visited-style-name="Visited_20_Internet_20_Link">https://developer.android.com/guide/topics/connectivity/bluetooth.html</text:a><text:span text:style-name="T66">, aufgerufen am 07.10.2016</text:span></text:p>
      <text:p text:style-name="P72"><text:span text:style-name="T66">PABST, Martin: </text:span><text:span text:style-name="T67">Cient-Server-Kommunikation von Android (Client) zu Java (Server) via http</text:span><text:span text:style-name="T66">, </text:span><text:a xlink:type="simple" xlink:href="http://www.pabst-software.de/doku.php?id=programmieren:java:android:httpclient:start" text:style-name="Internet_20_link" text:visited-style-name="Visited_20_Internet_20_Link">http://www.pabst-software.de/doku.php?id=programmieren:java:android:httpclient:start</text:a><text:span text:style-name="T66">, aufgerufen am 08.10.2016, 05.02.2015 15:06</text:span></text:p>
      <text:p text:style-name="P72"><text:span text:style-name="T66">ECLIPSE Foundation: </text:span><text:span text:style-name="T67">jetty://</text:span><text:span text:style-name="T66">, </text:span><text:a xlink:type="simple" xlink:href="http://www.eclipse.org/jetty/" text:style-name="Internet_20_link" text:visited-style-name="Visited_20_Internet_20_Link">http://www.eclipse.org/jetty/</text:a><text:span text:style-name="T66">, aufgerufen am 08.10. 2016</text:span></text:p>
      <text:p text:style-name="P73"><text:span text:style-name="T66">KARBACHER: </text:span><text:span text:style-name="T67">Bluetooth Sendeleistung und Reichweite</text:span><text:span text:style-name="T66">, </text:span><text:soft-page-break/><text:a xlink:type="simple" xlink:href="http://www.karbacher.org/lexikon/bluetooth-sendeleistung-und-reichweite/" text:style-name="Internet_20_link" text:visited-style-name="Visited_20_Internet_20_Link">http://www.karbacher.org/lexikon/bluetooth-sendeleistung-und-reichweite/</text:a><text:span text:style-name="T66">, aufgerufen am 09.10.2016</text:span></text:p>
      <text:p text:style-name="P81"><text:span text:style-name="T66">BECKER, Andreas: </text:span><text:span text:style-name="T67">Bluetooth Security &amp; Hacks</text:span><text:span text:style-name="T66">, </text:span><text:a xlink:type="simple" xlink:href="https://gsyc.urjc.es/~anto/ubicuos2/bluetooth_security_and_hacks.pdf" text:style-name="Internet_20_link" text:visited-style-name="Visited_20_Internet_20_Link">https://gsyc.urjc.es/~anto/ubicuos2/bluetooth_security_and_hacks.pdf</text:a><text:span text:style-name="T66">, aufgerufen am 09.10.2016, 16.08.2007</text:span></text:p>
      <text:p text:style-name="P82"><text:span text:style-name="T66">ANDROID Open Source Project: </text:span><text:span text:style-name="T67">Action Bar</text:span><text:span text:style-name="T66">, </text:span><text:a xlink:type="simple" xlink:href="https://developer.android.com/design/patterns/actionbar.html" text:style-name="Internet_20_link" text:visited-style-name="Visited_20_Internet_20_Link">https://developer.android.com/design/patterns/actionbar.html</text:a><text:span text:style-name="T66">, aufgerufen am 18.10.2016</text:span></text:p>
      <text:h text:style-name="P99" text:outline-level="1"><text:span text:style-name="T73">9</text:span>. Eidesstattliche Erklärung</text:h>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3" svg:font-family="'Times New Roman'" style:font-family-generic="roman"/>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1" fo:font-family="'Times New Roman'" style:font-style-name="Fett" style:font-family-generic="roman" style:font-pitch="variable" fo:font-size="16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1" fo:font-family="'Times New Roman'" style:font-style-name="Fett" style:font-family-generic="roman" style:font-pitch="variable" fo:font-size="14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Fett" style:font-family-generic="roman" style:font-pitch="variable" fo:font-size="13pt"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 fo:font-family="'Times New Roman'" style:font-style-name="Standard" style:font-family-generic="roman" style:font-pitch="variable"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text-indent="0cm" style:auto-text-indent="false" style:page-number="auto" style:shadow="none">
        <style:tab-stops>
          <style:tab-stop style:position="17cm" style:type="right" style:leader-style="dotted" style:leader-text="."/>
        </style:tab-stops>
      </style:paragraph-properties>
      <style:text-properties style:font-name="Times New Roman" fo:font-family="'Times New Roman'" style:font-style-name="Standard"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next-style-name="Standard" style:master-page-name="">
      <style:paragraph-properties style:page-number="auto">
        <style:tab-stops/>
      </style:paragraph-properties>
      <style:text-properties style:font-name="Liberation Mono" fo:font-family="'Liberation Mono'" style:font-style-name="Standard" style:font-family-generic="modern" style:font-pitch="fixed" fo:font-size="11pt"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Code" style:family="text">
      <style:text-properties style:font-name="Liberation Mono" fo:font-family="'Liberation Mono'" style:font-style-name="Standard" style:font-family-generic="modern" style:font-pitch="fixed" fo:font-size="11pt" style:font-size-asian="10.5pt"/>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Page_20_Number"><text:page-number text:select-page="current">15</text:page-number></text:span></text:p>
      </style:header>
    </style:master-page>
    <style:master-page style:name="First_20_Page" style:display-name="First Page" style:page-layout-name="Mpm2" style:next-style-name="Standard"/>
    <style:master-page style:name="Index" style:page-layout-name="Mpm2"/>
    <style:master-page style:name="Endnote"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1:52:45.439000000</meta:creation-date>
    <dc:date>2016-10-22T23:27:47.740000000</dc:date>
    <meta:editing-duration>P2DT14H17M3S</meta:editing-duration>
    <meta:editing-cycles>149</meta:editing-cycles>
    <meta:generator>LibreOffice/5.0.5.2$Windows_X86_64 LibreOffice_project/55b006a02d247b5f7215fc6ea0fde844b30035b3</meta:generator>
    <meta:document-statistic meta:table-count="0" meta:image-count="0" meta:object-count="0" meta:page-count="17" meta:paragraph-count="135" meta:word-count="4297" meta:character-count="30603" meta:non-whitespace-character-count="26420"/>
  </office:meta>
</office:document-meta>
</file>